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inherit" svg:font-family="inherit" style:font-family-generic="roman" style:font-pitch="variable"/>
    <style:font-face style:name="inherit1" svg:font-family="inherit" style:font-family-generic="system" style:font-pitch="variable"/>
  </office:font-face-decls>
  <office:automatic-styles>
    <style:style style:name="P1" style:family="paragraph" style:parent-style-name="List_20_Paragraph" style:list-style-name="WWNum4">
      <style:paragraph-properties fo:margin-left="0in" fo:margin-right="0in" fo:text-indent="0in" style:auto-text-indent="false"/>
    </style:style>
    <style:style style:name="P2" style:family="paragraph" style:parent-style-name="List_20_Paragraph" style:list-style-name="WWNum4">
      <style:paragraph-properties fo:margin-left="0in" fo:margin-right="0in" fo:text-indent="0in" style:auto-text-indent="false"/>
      <style:text-properties officeooo:paragraph-rsid="0017af98"/>
    </style:style>
    <style:style style:name="P3" style:family="paragraph" style:parent-style-name="List_20_Paragraph" style:list-style-name="WWNum4">
      <style:paragraph-properties fo:margin-left="0in" fo:margin-right="0in" fo:margin-top="0in" fo:margin-bottom="0in" style:contextual-spacing="false" fo:line-height="100%" fo:text-indent="0in" style:auto-text-indent="false"/>
    </style:style>
    <style:style style:name="P4" style:family="paragraph" style:parent-style-name="List_20_Paragraph" style:list-style-name="WWNum4">
      <style:paragraph-properties fo:margin-left="0in" fo:margin-right="0in" fo:margin-top="0in" fo:margin-bottom="0in" style:contextual-spacing="false" fo:line-height="100%" fo:text-indent="0in" style:auto-text-indent="false"/>
      <style:text-properties officeooo:paragraph-rsid="001707ba"/>
    </style:style>
    <style:style style:name="P5" style:family="paragraph" style:parent-style-name="List_20_Paragraph" style:list-style-name="WWNum4">
      <style:paragraph-properties fo:margin-left="0in" fo:margin-right="0in" fo:margin-top="0in" fo:margin-bottom="0in" style:contextual-spacing="false" fo:line-height="100%" fo:text-indent="0in" style:auto-text-indent="false"/>
      <style:text-properties officeooo:paragraph-rsid="0017af98"/>
    </style:style>
    <style:style style:name="P6" style:family="paragraph" style:parent-style-name="List_20_Paragraph">
      <style:paragraph-properties fo:margin-left="0in" fo:margin-right="0in" fo:margin-top="0in" fo:margin-bottom="0in" style:contextual-spacing="false" fo:line-height="100%" fo:text-indent="0in" style:auto-text-indent="false"/>
    </style:style>
    <style:style style:name="P7" style:family="paragraph" style:parent-style-name="List_20_Paragraph">
      <style:paragraph-properties fo:margin-left="0in" fo:margin-right="0in" fo:margin-top="0in" fo:margin-bottom="0in" style:contextual-spacing="false" fo:line-height="100%" fo:text-align="center" style:justify-single-word="false" fo:text-indent="0in" style:auto-text-indent="false"/>
    </style:style>
    <style:style style:name="P8" style:family="paragraph" style:parent-style-name="Standard">
      <style:paragraph-properties fo:margin-top="0in" fo:margin-bottom="0in" style:contextual-spacing="false" fo:line-height="100%" fo:text-align="center" style:justify-single-word="false" fo:orphans="0" fo:widows="0"/>
    </style:style>
    <style:style style:name="P9" style:family="paragraph" style:parent-style-name="Standard" style:master-page-name="Standard">
      <style:paragraph-properties fo:margin-top="0in" fo:margin-bottom="0in" style:contextual-spacing="false" fo:line-height="100%" fo:text-align="center" style:justify-single-word="false" fo:orphans="0" fo:widows="0" style:page-number="auto"/>
    </style:style>
    <style:style style:name="P10" style:family="paragraph" style:parent-style-name="Standard">
      <style:paragraph-properties fo:margin-top="0in" fo:margin-bottom="0in" style:contextual-spacing="false" fo:line-height="100%" fo:text-align="center" style:justify-single-word="false"/>
    </style:style>
    <style:style style:name="P11" style:family="paragraph" style:parent-style-name="Standard">
      <style:paragraph-properties fo:margin-left="0in" fo:margin-right="0in" fo:margin-top="0in" fo:margin-bottom="0in" style:contextual-spacing="false" fo:line-height="100%" fo:text-indent="-0.0071in" style:auto-text-indent="false"/>
    </style:style>
    <style:style style:name="P12" style:family="paragraph" style:parent-style-name="Standard">
      <style:paragraph-properties fo:margin-top="0in" fo:margin-bottom="0in" style:contextual-spacing="false" fo:line-height="100%"/>
    </style:style>
    <style:style style:name="P13" style:family="paragraph" style:parent-style-name="Standard" style:list-style-name="WWNum2">
      <style:paragraph-properties fo:margin-left="0in" fo:margin-right="0.3917in" fo:margin-top="0in" fo:margin-bottom="0in" style:contextual-spacing="false" fo:line-height="103%" fo:text-indent="-0.0071in" style:auto-text-indent="false"/>
    </style:style>
    <style:style style:name="P14" style:family="paragraph" style:parent-style-name="Standard" style:list-style-name="WWNum3">
      <style:paragraph-properties fo:margin-left="0in" fo:margin-right="0in" fo:margin-top="0in" fo:margin-bottom="0in" style:contextual-spacing="false" fo:line-height="103%" fo:text-indent="-0.0071in" style:auto-text-indent="false"/>
    </style:style>
    <style:style style:name="P15" style:family="paragraph" style:parent-style-name="Standard">
      <style:paragraph-properties fo:margin-left="0in" fo:margin-right="0in" fo:margin-top="0in" fo:margin-bottom="0in" style:contextual-spacing="false" fo:line-height="103%" fo:text-indent="-0.0071in" style:auto-text-indent="false"/>
    </style:style>
    <style:style style:name="P16" style:family="paragraph" style:parent-style-name="Standard" style:list-style-name="WWNum4">
      <style:paragraph-properties fo:margin-left="0in" fo:margin-right="0.1063in" fo:margin-top="0in" fo:margin-bottom="0in" style:contextual-spacing="false" fo:line-height="103%" fo:text-indent="-0.0071in" style:auto-text-indent="false"/>
      <style:text-properties style:text-underline-style="none" fo:font-weight="normal" officeooo:paragraph-rsid="001b06ae" style:font-weight-asian="normal" style:font-weight-complex="normal"/>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left="0in" fo:margin-right="0in" fo:margin-top="0in" fo:margin-bottom="0in" style:contextual-spacing="false" fo:line-height="103%" fo:text-indent="-0.0071in" style:auto-text-indent="false"/>
      <style:text-properties fo:font-size="9pt" style:font-size-asian="9pt" style:font-size-complex="9pt"/>
    </style:style>
    <style:style style:name="P19" style:family="paragraph" style:parent-style-name="Standard">
      <style:paragraph-properties fo:margin-top="0in" fo:margin-bottom="0in" style:contextual-spacing="false" fo:line-height="100%" fo:text-align="center" style:justify-single-word="false"/>
      <style:text-properties fo:font-size="9pt" style:font-size-asian="9pt" style:font-size-complex="9pt"/>
    </style:style>
    <style:style style:name="P20" style:family="paragraph" style:parent-style-name="Standard">
      <style:paragraph-properties fo:margin-left="0in" fo:margin-right="0in" fo:margin-top="0in" fo:margin-bottom="0in" style:contextual-spacing="false" fo:line-height="103%" fo:text-indent="-0.0071in" style:auto-text-indent="false"/>
      <style:text-properties fo:font-size="9pt" style:text-underline-style="none" style:font-size-asian="9pt" style:font-size-complex="9pt"/>
    </style:style>
    <style:style style:name="P21" style:family="paragraph" style:parent-style-name="Standard">
      <style:paragraph-properties fo:margin-left="0in" fo:margin-right="0.3917in" fo:margin-top="0in" fo:margin-bottom="0in" style:contextual-spacing="false" fo:line-height="103%" fo:text-indent="-0.0071in" style:auto-text-indent="false"/>
      <style:text-properties fo:font-size="9pt" style:text-underline-style="none" style:font-size-asian="9pt" style:font-size-complex="9pt"/>
    </style:style>
    <style:style style:name="P22" style:family="paragraph" style:parent-style-name="Standard">
      <style:paragraph-properties fo:margin-left="0in" fo:margin-right="0in" fo:margin-top="0in" fo:margin-bottom="0in" style:contextual-spacing="false" fo:line-height="104%" fo:text-indent="-0.0071in" style:auto-text-indent="false"/>
    </style:style>
    <style:style style:name="T1" style:family="text">
      <style:text-properties style:font-name="Arial Rounded MT Bold" fo:font-size="14pt" style:text-underline-style="solid" style:text-underline-width="auto" style:text-underline-color="#000000" fo:font-weight="bold" style:font-size-asian="14pt" style:font-weight-asian="bold"/>
    </style:style>
    <style:style style:name="T2" style:family="text">
      <style:text-properties style:font-name="Arial Rounded MT Bold" fo:font-size="14pt" style:text-underline-style="none" fo:font-weight="bold" style:font-size-asian="14pt" style:font-weight-asian="bold"/>
    </style:style>
    <style:style style:name="T3" style:family="text">
      <style:text-properties fo:font-size="9pt" style:font-size-asian="9pt" style:font-size-complex="9pt"/>
    </style:style>
    <style:style style:name="T4" style:family="text">
      <style:text-properties fo:font-size="9pt" style:font-size-asian="9pt" style:font-size-complex="9pt" style:font-weight-complex="bold"/>
    </style:style>
    <style:style style:name="T5" style:family="text">
      <style:text-properties fo:font-size="9pt" officeooo:rsid="001b06ae" style:font-size-asian="9pt" style:font-size-complex="9pt"/>
    </style:style>
    <style:style style:name="T6" style:family="text">
      <style:text-properties fo:font-size="9pt" style:text-underline-style="solid" style:text-underline-width="auto" style:text-underline-color="font-color" style:font-size-asian="9pt" style:font-size-complex="9pt"/>
    </style:style>
    <style:style style:name="T7" style:family="text">
      <style:text-properties fo:font-size="9pt" style:text-underline-style="solid" style:text-underline-width="auto" style:text-underline-color="font-color" fo:font-weight="bold" style:font-size-asian="9pt" style:font-weight-asian="bold" style:font-size-complex="9pt"/>
    </style:style>
    <style:style style:name="T8" style:family="text">
      <style:text-properties fo:font-size="9pt" style:text-underline-style="solid" style:text-underline-width="auto" style:text-underline-color="#000000" style:font-size-asian="9pt" style:font-size-complex="9pt"/>
    </style:style>
    <style:style style:name="T9" style:family="text">
      <style:text-properties fo:font-size="9pt" style:text-underline-style="solid" style:text-underline-width="auto" style:text-underline-color="#000000" fo:font-weight="bold" style:font-size-asian="9pt" style:font-weight-asian="bold" style:font-size-complex="9pt"/>
    </style:style>
    <style:style style:name="T10" style:family="text">
      <style:text-properties fo:font-size="9pt" style:text-underline-style="none" style:font-size-asian="9pt" style:font-size-complex="9pt"/>
    </style:style>
    <style:style style:name="T11" style:family="text">
      <style:text-properties fo:font-size="9pt" style:text-underline-style="none" fo:font-weight="bold" style:font-size-asian="9pt" style:font-weight-asian="bold" style:font-size-complex="9pt"/>
    </style:style>
    <style:style style:name="T12" style:family="text">
      <style:text-properties fo:font-size="9pt" style:text-underline-style="none" fo:font-weight="bold" style:font-size-asian="9pt" style:font-weight-asian="bold" style:font-size-complex="9pt" style:font-weight-complex="bold"/>
    </style:style>
    <style:style style:name="T13" style:family="text">
      <style:text-properties fo:font-size="9pt" style:text-underline-style="none" fo:font-weight="bold" style:font-size-asian="9pt" style:font-weight-asian="bold" style:font-size-complex="8pt"/>
    </style:style>
    <style:style style:name="T14" style:family="text">
      <style:text-properties fo:font-size="9pt" style:text-underline-style="none" fo:font-weight="normal" style:font-size-asian="9pt" style:font-weight-asian="normal" style:font-size-complex="9pt" style:font-weight-complex="normal"/>
    </style:style>
    <style:style style:name="T15" style:family="text">
      <style:text-properties fo:font-size="9pt" style:text-underline-style="none" fo:font-weight="normal" officeooo:rsid="0017af98" style:font-size-asian="9pt" style:font-weight-asian="normal" style:font-size-complex="9pt" style:font-weight-complex="normal"/>
    </style:style>
    <style:style style:name="T16" style:family="text">
      <style:text-properties fo:font-size="9pt" fo:font-weight="bold" style:font-size-asian="9pt" style:font-weight-asian="bold"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fo:font-size="9pt" fo:font-weight="bold" officeooo:rsid="001b06ae" style:font-size-asian="9pt" style:font-weight-asian="bold" style:font-size-complex="9pt" style:font-weight-complex="bold"/>
    </style:style>
    <style:style style:name="T19" style:family="text">
      <style:text-properties fo:font-size="9pt" fo:font-weight="bold" officeooo:rsid="001707ba" style:font-size-asian="9pt" style:font-weight-asian="bold" style:font-size-complex="9pt"/>
    </style:style>
    <style:style style:name="T20" style:family="text">
      <style:text-properties fo:font-size="9pt" fo:font-weight="bold" style:font-size-asian="9pt" style:font-weight-asian="bold" style:font-size-complex="8pt"/>
    </style:style>
    <style:style style:name="T21" style:family="text">
      <style:text-properties fo:font-size="9pt" fo:language="en" fo:country="none" style:font-size-asian="9pt" style:font-size-complex="9pt"/>
    </style:style>
    <style:style style:name="T22" style:family="text">
      <style:text-properties fo:font-size="9pt" fo:language="en" fo:country="none" style:font-size-asian="9pt" style:font-size-complex="9pt" style:font-weight-complex="bold"/>
    </style:style>
    <style:style style:name="T23" style:family="text">
      <style:text-properties fo:font-size="9pt" fo:language="en" fo:country="none" style:text-underline-style="solid" style:text-underline-width="auto" style:text-underline-color="font-color" style:font-size-asian="9pt" style:font-size-complex="9pt"/>
    </style:style>
    <style:style style:name="T24" style:family="text">
      <style:text-properties fo:font-size="9pt" fo:language="en" fo:country="none" style:text-underline-style="solid" style:text-underline-width="auto" style:text-underline-color="font-color" fo:font-weight="bold" style:font-size-asian="9pt" style:font-weight-asian="bold" style:font-size-complex="9pt"/>
    </style:style>
    <style:style style:name="T25" style:family="text">
      <style:text-properties fo:font-size="9pt" fo:language="en" fo:country="none" style:text-underline-style="solid" style:text-underline-width="auto" style:text-underline-color="font-color" fo:font-weight="bold" style:font-size-asian="9pt" style:font-weight-asian="bold" style:font-size-complex="9pt" style:font-weight-complex="bold"/>
    </style:style>
    <style:style style:name="T26" style:family="text">
      <style:text-properties fo:font-size="9pt" fo:language="en" fo:country="none" style:text-underline-style="solid" style:text-underline-width="auto" style:text-underline-color="font-color" fo:font-weight="bold" style:font-size-asian="9pt" style:font-weight-asian="bold" style:font-size-complex="8pt" style:font-weight-complex="bold"/>
    </style:style>
    <style:style style:name="T27" style:family="text">
      <style:text-properties fo:font-size="9pt" fo:language="en" fo:country="none" fo:font-weight="bold" style:font-size-asian="9pt" style:font-weight-asian="bold" style:font-size-complex="9pt"/>
    </style:style>
    <style:style style:name="T28" style:family="text">
      <style:text-properties fo:font-size="9pt" fo:language="en" fo:country="none" fo:font-weight="bold" style:font-size-asian="9pt" style:font-weight-asian="bold" style:font-size-complex="9pt" style:font-weight-complex="bold"/>
    </style:style>
    <style:style style:name="T29" style:family="text">
      <style:text-properties fo:font-size="9pt" fo:language="en" fo:country="none" style:text-underline-style="solid" style:text-underline-width="auto" style:text-underline-color="#000000" fo:font-weight="bold" style:font-size-asian="9pt" style:font-weight-asian="bold" style:font-size-complex="9pt"/>
    </style:style>
    <style:style style:name="T30" style:family="text">
      <style:text-properties fo:font-size="9pt" fo:language="en" fo:country="none" style:text-underline-style="solid" style:text-underline-width="auto" style:text-underline-color="#000000" fo:font-weight="bold" style:font-size-asian="9pt" style:font-weight-asian="bold" style:font-size-complex="9pt" style:font-weight-complex="bold"/>
    </style:style>
    <style:style style:name="T31" style:family="text">
      <style:text-properties fo:font-size="9pt" fo:language="en" fo:country="none" style:text-underline-style="none" fo:font-weight="bold" style:font-size-asian="9pt" style:font-weight-asian="bold" style:font-size-complex="9pt"/>
    </style:style>
    <style:style style:name="T32" style:family="text">
      <style:text-properties fo:font-size="9pt" fo:language="en" fo:country="none" style:text-underline-style="none" fo:font-weight="bold" style:font-size-asian="9pt" style:font-weight-asian="bold" style:font-size-complex="9pt" style:font-weight-complex="bold"/>
    </style:style>
    <style:style style:name="T33" style:family="text">
      <style:text-properties fo:font-size="9pt" fo:language="en" fo:country="none" style:text-underline-style="none" fo:font-weight="bold" style:font-size-asian="9pt" style:font-weight-asian="bold" style:font-size-complex="8pt" style:font-weight-complex="bold"/>
    </style:style>
    <style:style style:name="T34" style:family="text">
      <style:text-properties fo:font-size="9pt" fo:font-style="italic" style:text-underline-style="solid" style:text-underline-width="auto" style:text-underline-color="#000000" fo:font-weight="bold" style:font-size-asian="9pt" style:font-style-asian="italic" style:font-weight-asian="bold" style:font-size-complex="9pt"/>
    </style:style>
    <style:style style:name="T35" style:family="text">
      <style:text-properties fo:font-size="9pt" fo:font-weight="normal" style:font-size-asian="9pt" style:font-weight-asian="normal" style:font-size-complex="9pt" style:font-weight-complex="normal"/>
    </style:style>
    <style:style style:name="T36" style:family="text">
      <style:text-properties fo:font-size="9pt" fo:font-style="normal" style:text-underline-style="none" fo:font-weight="bold" style:font-size-asian="9pt" style:font-style-asian="normal" style:font-weight-asian="bold" style:font-size-complex="9pt" style:font-style-complex="normal"/>
    </style:style>
    <style:style style:name="T37" style:family="text">
      <style:text-properties fo:font-size="10pt" style:text-underline-style="solid" style:text-underline-width="auto" style:text-underline-color="font-color" fo:font-weight="bold" style:font-size-asian="10pt" style:font-weight-asian="bold" style:font-size-complex="9pt"/>
    </style:style>
    <style:style style:name="T38" style:family="text">
      <style:text-properties fo:font-size="10pt" fo:font-weight="bold" style:font-size-asian="10pt" style:font-weight-asian="bold" style:font-size-complex="9pt"/>
    </style:style>
    <style:style style:name="T39" style:family="text">
      <style:text-properties fo:font-size="10pt" fo:language="en" fo:country="none" style:text-underline-style="solid" style:text-underline-width="auto" style:text-underline-color="font-color" fo:font-weight="bold" style:font-size-asian="10pt" style:font-weight-asian="bold" style:font-size-complex="10pt" style:font-weight-complex="bold"/>
    </style:style>
    <style:style style:name="T40" style:family="text">
      <style:text-properties fo:font-size="10pt" fo:language="en" fo:country="none" fo:font-weight="bold" style:font-size-asian="10pt" style:font-weight-asian="bold" style:font-size-complex="10pt"/>
    </style:style>
    <style:style style:name="T41" style:family="text">
      <style:text-properties fo:font-size="8pt" style:text-underline-style="none" style:font-size-asian="8pt" style:font-size-complex="9pt"/>
    </style:style>
    <style:style style:name="T42" style:family="text">
      <style:text-properties fo:font-size="8pt" style:text-underline-style="solid" style:text-underline-width="auto" style:text-underline-color="#000000" style:font-size-asian="8pt" style:font-size-complex="9pt"/>
    </style:style>
    <style:style style:name="T43" style:family="text">
      <style:text-properties fo:font-size="8pt" fo:language="en" fo:country="none" style:font-size-asian="8pt" style:font-size-complex="8pt"/>
    </style:style>
    <style:style style:name="T44" style:family="text">
      <style:text-properties style:font-name="Calibri" fo:font-size="9pt" style:font-size-asian="9pt" style:font-name-complex="Calibri2" style:font-size-complex="9pt"/>
    </style:style>
    <style:style style:name="T45" style:family="text">
      <style:text-properties style:font-name="Calibri" fo:font-size="9pt" style:font-size-asian="9pt" style:font-name-complex="Calibri2" style:font-size-complex="9pt" style:font-weight-complex="bold"/>
    </style:style>
    <style:style style:name="T46" style:family="text">
      <style:text-properties style:font-name="Calibri" fo:font-size="9pt" fo:language="en" fo:country="none" style:font-size-asian="9pt" style:font-name-complex="Calibri2" style:font-size-complex="9pt"/>
    </style:style>
    <style:style style:name="T47" style:family="text">
      <style:text-properties style:font-name="Calibri" fo:font-size="9pt" fo:language="en" fo:country="none" style:font-size-asian="9pt" style:font-name-complex="Calibri2" style:font-size-complex="9pt" style:font-weight-complex="bold"/>
    </style:style>
    <style:style style:name="T48" style:family="text">
      <style:text-properties style:font-name="Calibri" fo:font-size="9pt" fo:language="en" fo:country="none" fo:font-weight="bold" style:font-size-asian="9pt" style:font-weight-asian="bold" style:font-name-complex="Calibri2" style:font-size-complex="9pt"/>
    </style:style>
    <style:style style:name="T49" style:family="text">
      <style:text-properties style:font-name="Calibri" fo:font-size="9pt" fo:language="en" fo:country="none" fo:font-weight="bold" officeooo:rsid="001707ba" style:font-size-asian="9pt" style:font-weight-asian="bold" style:font-name-complex="Calibri2" style:font-size-complex="9pt" style:font-weight-complex="bold"/>
    </style:style>
    <style:style style:name="T50" style:family="text">
      <style:text-properties style:font-name="Calibri" fo:font-size="9pt" fo:language="en" fo:country="none" style:text-underline-style="solid" style:text-underline-width="auto" style:text-underline-color="font-color" style:font-size-asian="9pt" style:font-name-complex="Calibri2" style:font-size-complex="9pt"/>
    </style:style>
    <style:style style:name="T51" style:family="text">
      <style:text-properties style:font-name="Calibri" fo:font-size="9pt" fo:language="en" fo:country="none" style:text-underline-style="none" fo:font-weight="bold" style:font-size-asian="9pt" style:font-weight-asian="bold" style:font-name-complex="Calibri2" style:font-size-complex="9pt"/>
    </style:style>
    <style:style style:name="T52" style:family="text">
      <style:text-properties style:font-name="Calibri" fo:font-size="9pt" fo:font-weight="bold" style:font-size-asian="9pt" style:font-weight-asian="bold" style:font-name-complex="Calibri2" style:font-size-complex="9pt"/>
    </style:style>
    <style:style style:name="T53" style:family="text">
      <style:text-properties style:font-name="Calibri" fo:font-size="9pt" fo:font-weight="bold" style:font-size-asian="9pt" style:font-weight-asian="bold" style:font-name-complex="Calibri2" style:font-size-complex="9pt" style:font-style-complex="italic" style:font-weight-complex="bold"/>
    </style:style>
    <style:style style:name="T54" style:family="text">
      <style:text-properties style:font-name="Calibri" fo:font-size="9pt" fo:font-weight="bold" style:font-size-asian="9pt" style:font-weight-asian="bold" style:font-name-complex="Calibri2" style:font-size-complex="9pt" style:font-weight-complex="bold"/>
    </style:style>
    <style:style style:name="T55" style:family="text">
      <style:text-properties style:font-name="Calibri" fo:font-size="9pt" fo:font-weight="bold" officeooo:rsid="001707ba" style:font-size-asian="9pt" style:font-weight-asian="bold" style:font-name-complex="Calibri2" style:font-size-complex="9pt"/>
    </style:style>
    <style:style style:name="T56" style:family="text">
      <style:text-properties style:font-name="Calibri" fo:font-size="9pt" style:text-underline-style="solid" style:text-underline-width="auto" style:text-underline-color="font-color" fo:font-weight="bold" style:font-size-asian="9pt" style:font-weight-asian="bold" style:font-name-complex="Calibri2" style:font-size-complex="9pt"/>
    </style:style>
    <style:style style:name="T57" style:family="text">
      <style:text-properties style:font-name="Calibri" fo:font-size="9pt" style:text-underline-style="solid" style:text-underline-width="auto" style:text-underline-color="font-color" fo:font-weight="bold" officeooo:rsid="001707ba" style:font-size-asian="9pt" style:font-weight-asian="bold" style:font-name-complex="Calibri2" style:font-size-complex="9pt"/>
    </style:style>
    <style:style style:name="T58" style:family="text">
      <style:text-properties style:font-name="Calibri" fo:font-size="9pt" style:text-underline-style="none" fo:font-weight="bold" style:font-size-asian="9pt" style:font-weight-asian="bold" style:font-name-complex="Calibri2" style:font-size-complex="9pt"/>
    </style:style>
    <style:style style:name="T59" style:family="text">
      <style:text-properties style:font-name="Calibri" fo:font-size="9pt" style:text-underline-style="none" fo:font-weight="bold" style:font-size-asian="9pt" style:font-weight-asian="bold" style:font-name-complex="Calibri2" style:font-size-complex="9pt" style:font-weight-complex="bold"/>
    </style:style>
    <style:style style:name="T60" style:family="text">
      <style:text-properties style:font-name="Calibri" fo:font-size="9pt" style:text-underline-style="none" fo:font-weight="bold" officeooo:rsid="001707ba" style:font-size-asian="9pt" style:font-weight-asian="bold" style:font-name-complex="Calibri2" style:font-size-complex="9pt"/>
    </style:style>
    <style:style style:name="T61" style:family="text">
      <style:text-properties style:font-name="Calibri" fo:font-size="8pt" fo:language="en" fo:country="none" style:text-underline-style="solid" style:text-underline-width="auto" style:text-underline-color="font-color" fo:font-weight="bold" style:font-size-asian="8pt" style:font-weight-asian="bold" style:font-name-complex="Calibri2" style:font-size-complex="8pt" style:font-weight-complex="bold"/>
    </style:style>
    <style:style style:name="T62" style:family="text">
      <style:text-properties style:font-name="Calibri" fo:font-size="8pt" fo:language="en" fo:country="none" style:text-underline-style="solid" style:text-underline-width="auto" style:text-underline-color="font-color" fo:font-weight="bold" style:font-size-asian="8pt" style:font-weight-asian="bold" style:font-name-complex="Calibri2" style:font-size-complex="8pt" style:font-style-complex="italic" style:font-weight-complex="bold"/>
    </style:style>
    <style:style style:name="T63" style:family="text">
      <style:text-properties style:font-name="Calibri" fo:font-size="8pt" fo:language="en" fo:country="none" style:text-underline-style="none" fo:font-weight="bold" style:font-size-asian="8pt" style:font-weight-asian="bold" style:font-name-complex="Calibri2" style:font-size-complex="8pt" style:font-weight-complex="bold"/>
    </style:style>
    <style:style style:name="T64" style:family="text">
      <style:text-properties style:font-name="Calibri" fo:font-size="11pt" fo:font-weight="bold" style:font-size-asian="11pt" style:font-weight-asian="bold" style:font-name-complex="Calibri2" style:font-size-complex="11pt"/>
    </style:style>
    <style:style style:name="T65" style:family="text">
      <style:text-properties style:font-name="Calibri" fo:font-size="11pt" fo:font-weight="bold" officeooo:rsid="0017af98" style:font-size-asian="11pt" style:font-weight-asian="bold" style:font-name-complex="Calibri2" style:font-size-complex="11pt"/>
    </style:style>
    <style:style style:name="T66" style:family="text">
      <style:text-properties style:font-name="Calibri" fo:font-size="11pt" style:text-underline-style="none" fo:font-weight="bold" style:font-size-asian="11pt" style:font-weight-asian="bold" style:font-name-complex="Calibri2" style:font-size-complex="11pt"/>
    </style:style>
    <style:style style:name="T67" style:family="text">
      <style:text-properties style:font-name="Calibri" fo:font-size="11pt" style:text-underline-style="none" fo:font-weight="bold" officeooo:rsid="001707ba" style:font-size-asian="11pt" style:font-weight-asian="bold" style:font-name-complex="Calibri2" style:font-size-complex="11pt"/>
    </style:style>
    <style:style style:name="T68" style:family="text">
      <style:text-properties style:font-name="Calibri" fo:font-size="11pt" style:text-underline-style="none" fo:font-weight="bold" officeooo:rsid="0017af98" style:font-size-asian="11pt" style:font-weight-asian="bold" style:font-name-complex="Calibri2" style:font-size-complex="11pt" style:font-weight-complex="normal"/>
    </style:style>
    <style:style style:name="T69" style:family="text">
      <style:text-properties style:font-name="Calibri" fo:font-size="11pt" style:text-underline-style="none" fo:font-weight="bold" officeooo:rsid="0017f575" style:font-size-asian="11pt" style:font-weight-asian="bold" style:font-name-complex="Calibri2" style:font-size-complex="11pt" style:font-weight-complex="normal"/>
    </style:style>
    <style:style style:name="T70" style:family="text">
      <style:text-properties style:font-name="Calibri" fo:font-size="11pt" style:text-underline-style="none" fo:font-weight="bold" officeooo:rsid="0017af98" style:font-size-asian="11pt" style:font-weight-asian="bold" style:font-name-complex="Calibri2" style:font-size-complex="11pt"/>
    </style:style>
    <style:style style:name="T71" style:family="text">
      <style:text-properties style:text-position="super 58%" fo:font-size="9pt" fo:language="en" fo:country="none" fo:font-weight="bold" style:font-size-asian="9pt" style:font-weight-asian="bold" style:font-size-complex="9pt"/>
    </style:style>
    <style:style style:name="T72" style:family="text">
      <style:text-properties style:text-position="super 58%" fo:font-size="9pt" fo:language="en" fo:country="none" style:text-underline-style="none" fo:font-weight="bold" style:font-size-asian="9pt" style:font-weight-asian="bold" style:font-size-complex="9pt"/>
    </style:style>
    <style:style style:name="T73" style:family="text">
      <style:text-properties style:text-position="super 58%" style:font-name="Calibri" fo:font-size="9pt" fo:language="en" fo:country="none" style:text-underline-style="solid" style:text-underline-width="auto" style:text-underline-color="font-color" style:font-size-asian="9pt" style:font-name-complex="Calibri2" style:font-size-complex="9pt"/>
    </style:style>
    <style:style style:name="T74" style:family="text">
      <style:text-properties fo:font-size="6pt" fo:language="en" fo:country="none" fo:font-weight="bold" style:font-size-asian="6pt" style:font-weight-asian="bold" style:font-size-complex="9pt"/>
    </style:style>
    <style:style style:name="T75" style:family="text">
      <style:text-properties fo:color="#1d2129" loext:opacity="100%" style:font-name="Calibri" fo:font-size="9pt" style:font-size-asian="9pt" style:font-name-complex="Calibri2" style:font-size-complex="9pt"/>
    </style:style>
    <style:style style:name="T76" style:family="text">
      <style:text-properties fo:color="#1d2129" loext:opacity="100%" style:font-name="Calibri" fo:font-size="9pt" style:text-underline-style="solid" style:text-underline-width="auto" style:text-underline-color="font-color" fo:font-weight="bold" style:font-size-asian="9pt" style:font-weight-asian="bold" style:font-name-complex="Calibri2" style:font-size-complex="9pt"/>
    </style:style>
    <style:style style:name="T77" style:family="text">
      <style:text-properties fo:color="#1d2129" loext:opacity="100%" style:font-name="Calibri" fo:font-size="9pt" style:text-underline-style="solid" style:text-underline-width="auto" style:text-underline-color="font-color" fo:font-weight="bold" officeooo:rsid="001707ba" style:font-size-asian="9pt" style:font-weight-asian="bold" style:font-name-complex="Calibri2" style:font-size-complex="9pt"/>
    </style:style>
    <style:style style:name="T78" style:family="text">
      <style:text-properties fo:color="#1d2129" loext:opacity="100%" style:font-name="Calibri" fo:font-size="9pt" fo:font-weight="bold" style:font-size-asian="9pt" style:font-weight-asian="bold" style:font-name-complex="Calibri2" style:font-size-complex="9pt"/>
    </style:style>
    <style:style style:name="T79" style:family="text">
      <style:text-properties fo:color="#1d2129" loext:opacity="100%" style:font-name="Calibri" fo:font-size="9pt" fo:font-weight="bold" officeooo:rsid="001707ba" style:font-size-asian="9pt" style:font-weight-asian="bold" style:font-name-complex="Calibri2" style:font-size-complex="9pt"/>
    </style:style>
    <style:style style:name="T80" style:family="text">
      <style:text-properties fo:color="#1d2129" loext:opacity="100%" style:font-name="Calibri" fo:font-size="8pt" fo:language="en" fo:country="none" style:text-underline-style="solid" style:text-underline-width="auto" style:text-underline-color="font-color" fo:font-weight="bold" style:font-size-asian="8pt" style:font-weight-asian="bold" style:font-name-complex="Calibri2" style:font-size-complex="8pt" style:font-weight-complex="bold"/>
    </style:style>
    <style:style style:name="T81" style:family="text">
      <style:text-properties fo:color="#1d2129" loext:opacity="100%" style:font-name="Helvetica" fo:font-size="9pt" style:font-size-asian="9pt" style:font-name-complex="Helvetica1" style:font-size-complex="9pt"/>
    </style:style>
    <style:style style:name="T82" style:family="text">
      <style:text-properties fo:color="#1d2129" loext:opacity="100%" style:font-name="inherit" fo:font-size="9pt" style:font-size-asian="9pt" style:font-name-complex="inherit1" style:font-size-complex="9pt"/>
    </style:style>
    <style:style style:name="T83" style:family="text">
      <style:text-properties fo:color="#222222" loext:opacity="100%" style:font-name="Calibri" fo:font-size="8pt" fo:language="en" fo:country="none" style:text-underline-style="solid" style:text-underline-width="auto" style:text-underline-color="font-color" fo:font-weight="bold" style:font-size-asian="8pt" style:font-weight-asian="bold" style:font-name-complex="Calibri2" style:font-size-complex="8pt" style:font-style-complex="italic" style:font-weight-complex="bold"/>
    </style:style>
    <style:style style:name="T84" style:family="text">
      <style:text-properties fo:color="#222222" loext:opacity="100%" style:font-name="Calibri" fo:font-size="8pt" fo:language="en" fo:country="none" style:text-underline-style="solid" style:text-underline-width="auto" style:text-underline-color="font-color" fo:font-weight="bold" style:font-size-asian="8pt" style:font-weight-asian="bold" style:font-name-complex="Calibri2" style:font-size-complex="8pt" style:font-weight-complex="bold"/>
    </style:style>
    <style:style style:name="T85" style:family="text">
      <style:text-properties fo:color="#222222" loext:opacity="100%" style:font-name="Calibri" fo:font-size="8pt" fo:language="en" fo:country="none" fo:font-style="italic" style:text-underline-style="solid" style:text-underline-width="auto" style:text-underline-color="font-color" fo:font-weight="bold" style:font-size-asian="8pt" style:font-style-asian="italic" style:font-weight-asian="bold" style:font-name-complex="Calibri2" style:font-size-complex="8pt" style:font-style-complex="italic" style:font-weight-complex="bold"/>
    </style:style>
    <style:style style:name="T86" style:family="text">
      <style:text-properties fo:color="#222222" loext:opacity="100%" style:font-name="Calibri" fo:font-size="9pt" style:font-size-asian="9pt" style:font-name-complex="Calibri2" style:font-size-complex="9pt"/>
    </style:style>
    <style:style style:name="T87" style:family="text">
      <style:text-properties fo:color="#222222" loext:opacity="100%" style:font-name="Calibri" fo:font-size="9pt" fo:font-style="italic" style:font-size-asian="9pt" style:font-style-asian="italic" style:font-name-complex="Calibri2" style:font-size-complex="9pt" style:font-style-complex="italic"/>
    </style:style>
    <style:style style:name="T88" style:family="text">
      <style:text-properties fo:color="#222222" loext:opacity="100%" style:font-name="Calibri" fo:font-size="9pt" fo:font-style="italic" fo:font-weight="bold" style:font-size-asian="9pt" style:font-style-asian="italic" style:font-weight-asian="bold" style:font-name-complex="Calibri2" style:font-size-complex="9pt" style:font-style-complex="italic" style:font-weight-complex="bold"/>
    </style:style>
    <style:style style:name="T89" style:family="text">
      <style:text-properties fo:color="#0b0080" loext:opacity="100%" style:font-name="Calibri" fo:font-size="8pt" fo:language="en" fo:country="none" style:text-underline-style="none" fo:font-weight="bold" style:font-size-asian="8pt" style:font-weight-asian="bold" style:font-name-complex="Calibri2" style:font-size-complex="8pt" style:font-weight-complex="bold"/>
    </style:style>
    <style:style style:name="T90" style:family="text">
      <style:text-properties fo:color="#0b0080" loext:opacity="100%" style:font-name="Calibri" fo:font-size="8pt" fo:language="en" fo:country="none" fo:font-style="italic" style:text-underline-style="none" fo:font-weight="bold" style:font-size-asian="8pt" style:font-style-asian="italic" style:font-weight-asian="bold" style:font-name-complex="Calibri2" style:font-size-complex="8pt" style:font-style-complex="italic" style:font-weight-complex="bold"/>
    </style:style>
    <style:style style:name="T91" style:family="text">
      <style:text-properties fo:color="#0b0080" loext:opacity="100%" style:font-name="Calibri" fo:font-size="9pt" style:text-underline-style="none" style:font-size-asian="9pt" style:font-name-complex="Calibri2" style:font-size-complex="9pt"/>
    </style:style>
    <style:style style:name="T92" style:family="text">
      <style:text-properties fo:color="#0b0080" loext:opacity="100%" style:font-name="Calibri" fo:font-size="9pt" fo:font-style="italic" style:text-underline-style="none" style:font-size-asian="9pt" style:font-style-asian="italic" style:font-name-complex="Calibri2" style:font-size-complex="9pt" style:font-style-complex="italic"/>
    </style:style>
    <style:style style:name="T93" style:family="text">
      <style:text-properties fo:color="#663366" loext:opacity="100%" style:font-name="Calibri" fo:font-size="8pt" fo:language="en" fo:country="none" style:text-underline-style="none" fo:font-weight="bold" style:font-size-asian="8pt" style:font-weight-asian="bold" style:font-name-complex="Calibri2" style:font-size-complex="8pt" style:font-weight-complex="bold"/>
    </style:style>
    <style:style style:name="T94" style:family="text">
      <style:text-properties fo:color="#663366" loext:opacity="100%" style:font-name="Calibri" fo:font-size="9pt" style:text-underline-style="none" style:font-size-asian="9pt" style:font-name-complex="Calibri2" style:font-size-complex="9pt"/>
    </style:style>
    <style:style style:name="T95" style:family="text">
      <style:text-properties fo:color="#0000ff" loext:opacity="100%" style:font-name="Calibri" fo:font-size="8pt" fo:language="en" fo:country="none" style:text-underline-style="solid" style:text-underline-width="auto" style:text-underline-color="font-color" fo:font-weight="bold" style:font-size-asian="8pt" style:font-weight-asian="bold" style:font-name-complex="Calibri2" style:font-size-complex="8pt" style:font-weight-complex="bold"/>
    </style:style>
    <style:style style:name="T96" style:family="text">
      <style:text-properties fo:color="#0000ff" loext:opacity="100%" fo:font-size="9pt" fo:language="en" fo:country="none" style:text-underline-style="solid" style:text-underline-width="auto" style:text-underline-color="font-color" fo:font-weight="bold" style:font-size-asian="9pt" style:font-weight-asian="bold" style:font-size-complex="9pt" style:font-weight-complex="bold"/>
    </style:style>
    <style:style style:name="T97" style:family="text">
      <style:text-properties fo:color="#0000ff" loext:opacity="100%" style:font-name="Helvetica" fo:font-size="9pt" style:text-underline-style="solid" style:text-underline-width="auto" style:text-underline-color="font-color" style:font-size-asian="9pt" style:font-name-complex="Helvetica1" style:font-size-complex="9pt"/>
    </style:style>
    <style:style style:name="T98" style:family="text">
      <style:text-properties fo:color="#0000ff" loext:opacity="100%" style:font-name="inherit" fo:font-size="9pt" style:text-underline-style="solid" style:text-underline-width="auto" style:text-underline-color="font-color" style:font-size-asian="9pt" style:font-name-complex="inherit1" style:font-size-complex="9pt"/>
    </style:style>
    <style:style style:name="T99" style:family="text">
      <style:text-properties fo:color="#365899" loext:opacity="100%" style:font-name="Calibri" fo:font-size="8pt" fo:language="en" fo:country="none" style:text-underline-style="solid" style:text-underline-width="auto" style:text-underline-color="font-color" fo:font-weight="bold" style:font-size-asian="8pt" style:font-weight-asian="bold" style:font-name-complex="Calibri2" style:font-size-complex="8pt" style:font-weight-complex="bold"/>
    </style:style>
    <style:style style:name="T100" style:family="text">
      <style:text-properties fo:color="#365899" loext:opacity="100%" style:font-name="inherit" fo:font-size="9pt" style:font-size-asian="9pt" style:font-name-complex="inherit1" style:font-size-complex="9pt"/>
    </style:style>
    <style:style style:name="T101" style:family="text">
      <style:text-properties fo:font-size="12pt" style:text-underline-style="solid" style:text-underline-width="auto" style:text-underline-color="font-color" fo:font-weight="bold" style:font-size-asian="12pt" style:font-weight-asian="bold" style:font-size-complex="9pt"/>
    </style:style>
    <style:style style:name="T102" style:family="text">
      <style:text-properties fo:font-size="11pt" style:text-underline-style="none" fo:font-weight="bold" style:font-size-asian="11pt" style:font-weight-asian="bold" style:font-size-complex="11pt"/>
    </style:style>
    <style:style style:name="T103" style:family="text">
      <style:text-properties fo:font-size="11pt" style:text-underline-style="none" fo:font-weight="bold" style:font-size-asian="11pt" style:font-weight-asian="bold" style:font-size-complex="11pt" style:font-weight-complex="bold"/>
    </style:style>
    <style:style style:name="T104" style:family="text">
      <style:text-properties fo:font-size="11pt" style:text-underline-style="none" fo:font-weight="bold" officeooo:rsid="001707ba" style:font-size-asian="11pt" style:font-weight-asian="bold" style:font-size-complex="11pt"/>
    </style:style>
    <style:style style:name="T105" style:family="text">
      <style:text-properties fo:font-size="11pt" style:text-underline-style="none" fo:font-weight="bold" officeooo:rsid="0017af98" style:font-size-asian="11pt" style:font-weight-asian="bold" style:font-size-complex="11pt"/>
    </style:style>
    <style:style style:name="T106" style:family="text">
      <style:text-properties fo:font-size="11pt" fo:font-weight="bold" style:font-size-asian="11pt" style:font-weight-asian="bold" style:font-size-complex="11pt"/>
    </style:style>
    <style:style style:name="T107" style:family="text">
      <style:text-properties fo:font-size="11pt" fo:font-weight="bold" officeooo:rsid="001707ba" style:font-size-asian="11pt" style:font-weight-asian="bold" style:font-size-complex="11pt"/>
    </style:style>
    <style:style style:name="T108" style:family="text">
      <style:text-properties fo:font-size="11pt" fo:font-weight="bold" officeooo:rsid="0017af98" style:font-size-asian="11pt" style:font-weight-asian="bold" style:font-size-complex="11pt"/>
    </style:style>
    <style:style style:name="T109" style:family="text">
      <style:text-properties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LawDoc 2, “THE LAW” FOR POLICE ENCOUNTERS</text:span><text:span text:style-name="T2">,</text:span><text:span text:style-name="T1"> <text:line-break/>_____NOTICE OF ALL PUBLIC SERVANTS PERSONAL LIABILITY…______</text:span></text:p>
      <text:p text:style-name="P10"><text:span text:style-name="T6">------------</text:span><text:span text:style-name="T9">[Keep On Person-Legal Document-</text:span><text:span text:style-name="T8">See Note @ End *. Obviously, underlines, bold &amp; all caps in quotes are added for emphasis</text:span><text:span text:style-name="T9">]</text:span><text:span text:style-name="T6">-----------</text:span></text:p>
      <text:p text:style-name="P12"><text:span text:style-name="T7">1st, </text:span><text:span text:style-name="T37">WHEN STOPPED BY COPS</text:span><text:span text:style-name="T38">:</text:span><text:span text:style-name="T11"> [Note:</text:span><text:span text:style-name="T41"> If you </text:span><text:span text:style-name="T42">ARE</text:span><text:span text:style-name="T41"> exercising a ‘privilege’ which requires a ‘license’, you </text:span><text:span text:style-name="T42">may</text:span><text:span text:style-name="T41"> need to show it (See #9-‘Free Travel’), otherwise…]… <text:s/></text:span><text:span text:style-name="T10"><text:s/></text:span><text:span text:style-name="T11"><text:s/>… <text:s/></text:span><text:span text:style-name="T37">SAY TO OFFICER</text:span><text:span text:style-name="T38">:</text:span><text:span text:style-name="T16"> “</text:span><text:span text:style-name="T7">First, I need to get out my camera to record ALL Police Encounters for evidence in court and this “LawDoc” to read the actual law on camera</text:span><text:span text:style-name="T16">…” … <text:s text:c="3"/>[</text:span><text:span text:style-name="T7">If the ‘Public Servant’ objects recite these</text:span><text:span text:style-name="T16">:</text:span><text:span text:style-name="T3"> “…officers are public officials carrying out public functions, and the First Amendment requires them to bear bystanders recording their actions.” </text:span><text:span text:style-name="T4">Fields v. City of Philadelphia, 3d Cir. 2017)</text:span><text:span text:style-name="T3">; “no ‘reasonable expectation of privacy’ in Public”: US v. Jones, 2011; <text:s/>FLORIDA v. JARDINES, 2012; <text:s/>United States v. Knotts, 460 U.S. 276 (1983); <text:s/>MISSOURI v. MCNEELY, 2012 </text:span><text:span text:style-name="T16">] …<text:line-break/>… <text:s/></text:span><text:span text:style-name="T7">THEN SAY</text:span><text:span text:style-name="T16">: <text:s/>“</text:span><text:span text:style-name="T7">After this moment you ‘reasonably should know’ that in the U.S. all Public Servants are PERSONALLY liable, ESPECIALLY if they refuse to let me explain ‘the Law’ to THEM</text:span><text:span text:style-name="T16">, </text:span><text:span text:style-name="T7">if they ‘make or enforce’ or even ‘neglect to prevent’ ‘any Thing… to the Contrary’ of THESE ‘clearly established’ ‘fundamental principles’, or ‘The Common Laws’ of Human-Kind, and ‘the supreme Law of the Land’ in these United States of America</text:span><text:span text:style-name="T16">! <text:s/></text:span><text:span text:style-name="T7">AND, since you VOLUNTARILY swore an oath ‘to support’ and defend ‘the supreme Law of the Land</text:span><text:span text:style-name="T16">’, </text:span><text:span text:style-name="T7">WHICH IT REQUIRES IN ORDER TO PREVENT EXACTLY THIS sort of ‘color of law abuse</text:span><text:span text:style-name="T16">’, </text:span><text:span text:style-name="T7">YOU ARE 'NOT entitled to immunity' for 'just following orders</text:span><text:span text:style-name="T16">'! … </text:span><text:span text:style-name="T7">SO…WHAT 'PROBABLE' 'EVIDENCE' DO YOU HAVE TO ACCUSE ME OF VIOLATING ANY 'INDIVIDUAL RIGHTS'? <text:s/>IF NONE, HERE IS WHY THIS IS A ‘COLOR OF LAW ABUSE’…”</text:span></text:p>
      <text:p text:style-name="P19">---------------------------------------------------------------------------------------------------------------------------------------------------------------------------------------</text:p>
      <text:list xml:id="list385812158" text:style-name="WWNum4">
        <text:list-header>
          <text:p text:style-name="P4"><text:span text:style-name="T102">1)</text:span><text:span text:style-name="T11"> <text:s/></text:span><text:span text:style-name="T7">THE PURPOSE OF GOVERNMENT=</text:span><text:span text:style-name="T11"> </text:span><text:span text:style-name="T32">“</text:span><text:span text:style-name="T25">We the People of the United States</text:span><text:span text:style-name="T32">… </text:span><text:span text:style-name="T25">ordain and establish</text:span><text:span text:style-name="T32">” “</text:span><text:span text:style-name="T25">the supreme Law of the Land</text:span><text:span text:style-name="T32">”, “</text:span><text:span text:style-name="T25">in order to</text:span><text:span text:style-name="T31"> form a more perfect Union, </text:span><text:span text:style-name="T24">establish Justice</text:span><text:span text:style-name="T31">, insure domestic Tranquility, </text:span><text:span text:style-name="T24">provide for the common defence, promote the general Welfare, and secure the Blessings of Liberty</text:span><text:span text:style-name="T31"> to ourselves and our Posterity” (Preamble, U.S. Const.), and in </text:span><text:span text:style-name="T24">Arizona’s Constitution, ONLY</text:span><text:span text:style-name="T31">: “</text:span><text:span text:style-name="T24">to protect and maintain individual rights</text:span><text:span text:style-name="T31">”, and “</text:span><text:span text:style-name="T24">A frequent recurrence to fundamental principles is essential to the security of individual rights</text:span><text:span text:style-name="T31"> and the perpetuity of free government.”! (Az. Const., Art.2, Sec.1&amp;2) ‘any Thing’ more or less than ‘protect… individual rights’ violates the 1</text:span><text:span text:style-name="T72">st</text:span><text:span text:style-name="T31"> Duty to the Constitution! </text:span><text:span text:style-name="T102">2) <text:s/></text:span><text:span text:style-name="T7">PROBABLE CAUSE, RIGHT TO PRIVACY, SEARCHES &amp; SEIZURES</text:span><text:span text:style-name="T11">: <text:s/></text:span><text:span text:style-name="T7">FOR ALL 'searches and seizures</text:span><text:span text:style-name="T11">', '</text:span><text:span text:style-name="T7">the supreme Law of the Land' REQUIRES 'probable' evidence I have caused some type of ‘harm’ to another human or their ‘equal’ ‘individual rights’</text:span><text:span text:style-name="T11">, </text:span><text:span text:style-name="T7">or it is a ‘color of law abuse’ and/or ‘deprivation of rights under color of law’, rights to privacy and security from ‘unreasonable searches and seizures</text:span><text:span text:style-name="T11">’, </text:span><text:span text:style-name="T7">because in the U.S. we need ONLY ‘state…true full name’ when stopped by police and ONLY when there IS ‘probable’ evidence enough to make a ‘reasonable and prudent’ person suspect the accused of a ‘crime</text:span><text:span text:style-name="T11">’! <text:s/></text:span><text:span text:style-name="T58">“Police power exercised without probable cause is arbitrary. To say that the police … may detain them upon reasonable suspicion is to say, in reality, that the police may both accost and detain citizens at their whim.”</text:span><text:span text:style-name="T59">,</text:span><text:span text:style-name="T51"> “</text:span><text:span text:style-name="T59">To give the police greater power than a magistrate is to take a long step down the totalitarian path.”</text:span><text:span text:style-name="T51">. “One has an undoubted right to resist an unlawful arrest, and courts will uphold the right of resistance in proper cases.”. <text:s/></text:span><text:span text:style-name="T59">“There is no war between the Constitution and common sense.”</text:span><text:span text:style-name="T51"><text:line-break/></text:span><text:span text:style-name="T11"> </text:span><text:span text:style-name="T7">ARS <text:s/>13-2412. Refusing to provide truthful name when lawfully detained:</text:span><text:span text:style-name="T11"> <text:s/>“A. </text:span><text:span text:style-name="T7">It is unlawful </text:span><text:span text:style-name="T11">for a person, </text:span><text:span text:style-name="T7">after being advised</text:span><text:span text:style-name="T11"> that the person's refusal to answer is unlawful, </text:span><text:span text:style-name="T7">to fail or refuse to state the person's true full name on request of a peace officer who has lawfully detained the person based on reasonable suspicion that the person has</text:span><text:span text:style-name="T11"> committed, </text:span><text:span text:style-name="T7">is</text:span><text:span text:style-name="T11"> committing </text:span><text:span text:style-name="T7">or is about to commit a crime</text:span><text:span text:style-name="T11">… </text:span><text:span text:style-name="T7">but shall not be compelled to answer any other inquiry of a peace officer</text:span><text:span text:style-name="T11">. <text:s/>…a class 2 misdemeanor.” [From: </text:span><text:a xlink:type="simple" xlink:href="http://www.azleg.state.az.us/ars/13/02412.htm" text:style-name="Internet_20_link" text:visited-style-name="Visited_20_Internet_20_Link"><text:span text:style-name="T7">azleg.state.az.us/ars/13/02412.ht</text:span></text:a><text:a xlink:type="simple" xlink:href="http://www.azleg.state.az.us/ars/13/02412.htm" text:style-name="Internet_20_link" text:visited-style-name="Visited_20_Internet_20_Link"><text:span text:style-name="T7">m</text:span></text:a><text:span text:style-name="T11"> </text:span><text:a xlink:type="simple" xlink:href="http://www.azleg.state.az.us/ars/13/02412.htm" text:style-name="Internet_20_link" text:visited-style-name="Visited_20_Internet_20_Link"><text:span text:style-name="T7">]</text:span></text:a></text:p>
          <text:p text:style-name="P4"><text:span text:style-name="T69">3</text:span><text:span text:style-name="T103">)</text:span><text:span text:style-name="T14"> </text:span><text:span text:style-name="T7">PROOF THERE MUST BE 'INJURY OR HARM' FOR 'REASONABLE CAUSE' TO ACCUSE YOU OF A 'CRIME'... </text:span></text:p>
          <text:p text:style-name="P16"><text:span text:style-name="T3"><text:s/></text:span><text:span text:style-name="T18">A) </text:span><text:span text:style-name="T3">"</text:span><text:span text:style-name="T16">The "case or controversy" requirement</text:span><text:span text:style-name="T3"> of Art. III of </text:span><text:span text:style-name="T9">the Constitution</text:span><text:span text:style-name="T3"> defines with respect to the Judicial Branch the idea of separation of powers on which the Federal Government is founded, and the </text:span><text:span text:style-name="T9">Art. III doctrine of "standing" has a core constitutional component that a plaintiff</text:span><text:span text:style-name="T16"> </text:span><text:span text:style-name="T9">must allege personal injury fairly traceable to the defendant's allegedly unlawful conduct and likely to be redressed by the requested relief</text:span><text:span text:style-name="T16">." </text:span><text:span text:style-name="T3">Allen v. Wright, 468 U.S. 737 (1984), U.S. Supreme Court. [</text:span><text:a xlink:type="simple" xlink:href="https://supreme.justia.com/cases/federal/us/468/737/case.html" text:style-name="Internet_20_link" text:visited-style-name="Visited_20_Internet_20_Link"><text:span text:style-name="T8">supreme.justia.com/cases/federal/us/468/737/case.html</text:span></text:a><text:a xlink:type="simple" xlink:href="https://supreme.justia.com/cases/federal/us/468/737/case.html" text:style-name="Internet_20_link" text:visited-style-name="Visited_20_Internet_20_Link"><text:span text:style-name="T3"> </text:span></text:a><text:span text:style-name="T3"><text:s/>] <text:s/></text:span><text:span text:style-name="T17">;</text:span><text:span text:style-name="T3"> <text:s/></text:span><text:span text:style-name="T18">B)</text:span><text:span text:style-name="T5"> </text:span><text:span text:style-name="T3">'</text:span><text:span text:style-name="T9">Body of Evidence' of a 'Crime</text:span><text:span text:style-name="T16">'...</text:span><text:span text:style-name="T3"> "</text:span><text:span text:style-name="T9">Corpus delicti consists of a showing of</text:span><text:span text:style-name="T16"> 1) </text:span><text:span text:style-name="T9">the occurrence of the specific kind of injury</text:span><text:span text:style-name="T16"> </text:span><text:span text:style-name="T9">and</text:span><text:span text:style-name="T16"> 2) </text:span><text:span text:style-name="T9">someone's</text:span><text:span text:style-name="T16"> </text:span><text:span text:style-name="T9">criminal act as the cause of the injury</text:span><text:span text:style-name="T3">." Johnson v. State, 653 N.E.2d 478, 479 (1995), Supreme Court of Indiana.,[</text:span><text:a xlink:type="simple" xlink:href="http://www.leagle.com/decision/19951131653NE2d478_11117.xml/JOHNSON%20v.%20STATE" text:style-name="Internet_20_link" text:visited-style-name="Visited_20_Internet_20_Link"><text:span text:style-name="T8">leagle.com/decision/19951131653NE2d478_11117.xml/JOHNSON%20v.%20STATE</text:span></text:a><text:span text:style-name="T3"> ] <text:s/></text:span><text:span text:style-name="T17">;</text:span><text:span text:style-name="T3"> <text:s/></text:span><text:span text:style-name="T17">C) <text:s/></text:span><text:span text:style-name="T3">“</text:span><text:span text:style-name="T9">the State must produce corroborating evidence of “corpus delecti,” showing that injury or harm constituting crime occurred</text:span><text:span text:style-name="T16"> </text:span><text:span text:style-name="T9">and</text:span><text:span text:style-name="T16"> </text:span><text:span text:style-name="T9">that injury</text:span><text:span text:style-name="T16"> </text:span><text:span text:style-name="T9">or harm was caused by someone’s criminal activity</text:span><text:span text:style-name="T3">.” Jorgensen v. State, 567 N.E.2d 113, 121 (1991), Court of Appeals of Indiana, 4th District. <text:s/>[</text:span><text:a xlink:type="simple" xlink:href="http://www.leagle.com/decision/1991680567NE2d113_1672.xml/JORGENSEN%20v.%20STATE" text:style-name="Internet_20_link" text:visited-style-name="Visited_20_Internet_20_Link"><text:span text:style-name="T8">leagle.com/decision/1991680567NE2d113_1672.xml/JORGENSEN%20v.%20STATE</text:span></text:a><text:span text:style-name="T3"> ] <text:s/></text:span><text:span text:style-name="T17">;</text:span><text:span text:style-name="T3"> <text:s/></text:span><text:span text:style-name="T17">D) </text:span><text:span text:style-name="T3">“</text:span><text:span text:style-name="T9">To establish the corpus delecti, independent evidence must be presented showing the occurrence of a specific kind of injury and that a</text:span><text:span text:style-name="T16"> </text:span><text:span text:style-name="T9">criminal act was the cause of the injury</text:span><text:span text:style-name="T3">.” Porter v. State, 391 N.E.2d 801, 808-809 (1979), Supreme Court of Indiana.,[</text:span><text:a xlink:type="simple" xlink:href="http://www.leagle.com/decision/19791192391NE2d801_11166.xml/PORTER%20v.%20STATE" text:style-name="Internet_20_link" text:visited-style-name="Visited_20_Internet_20_Link"><text:span text:style-name="T8">leagle.com/decision/19791192391NE2d801_11166.xml/PORTER%20v.%20STATE</text:span></text:a><text:span text:style-name="T3"> ] <text:s/></text:span><text:span text:style-name="T17">;</text:span><text:span text:style-name="T3"> <text:s/></text:span><text:span text:style-name="T17">E) <text:s/></text:span><text:span text:style-name="T16">"</text:span><text:span text:style-name="T9">the duty of</text:span><text:span text:style-name="T16"> this Court, as of </text:span><text:span text:style-name="T9">every judicial tribunal, is limited to determining rights of persons or of property</text:span><text:span text:style-name="T16">, which are actually controverted in the particular case before it." <text:s/></text:span><text:span text:style-name="T3">Tyler v. Judges of Court of Registration, 179 U.S. 405 (1900), and California v. San Pablo &amp; Tulare R. Co., 149 U.S. 308 (1893), U.S. Supreme Court. <text:s/>[</text:span><text:a xlink:type="simple" xlink:href="http://supreme.justia.com/cases/federal/us/179/405/case.html" text:style-name="Internet_20_link" text:visited-style-name="Visited_20_Internet_20_Link"><text:span text:style-name="T8">supreme.justia.com/cases/federal/us/179/405/case.html</text:span></text:a><text:a xlink:type="simple" xlink:href="http://supreme.justia.com/cases/federal/us/179/405/case.html" text:style-name="Internet_20_link" text:visited-style-name="Visited_20_Internet_20_Link"><text:span text:style-name="T3"> ;</text:span></text:a><text:span text:style-name="T3"> </text:span><text:a xlink:type="simple" xlink:href="https://supreme.justia.com/cases/federal/us/149/308/case.html" text:style-name="Internet_20_link" text:visited-style-name="Visited_20_Internet_20_Link"><text:span text:style-name="T8">supreme.justia.com/cases/federal/us/149/308/case.html</text:span></text:a><text:a xlink:type="simple" xlink:href="https://supreme.justia.com/cases/federal/us/149/308/case.html" text:style-name="Internet_20_link" text:visited-style-name="Visited_20_Internet_20_Link"><text:span text:style-name="T3">]</text:span></text:a><text:span text:style-name="T3"> <text:s text:c="3"/></text:span></text:p>
          <text:p text:style-name="P2"><text:span text:style-name="T68">4</text:span><text:span text:style-name="T103">)</text:span><text:span text:style-name="T14"> <text:s text:c="2"/></text:span><text:span text:style-name="T7">THE OATH:</text:span><text:span text:style-name="T16"> “</text:span><text:span text:style-name="T7">I …name… do solemnly swear (or affirm) that I will support the Constitution</text:span><text:span text:style-name="T3"> of the United States and the Constitution and laws of the State of Arizona, that I will bear true faith and allegiance to the same </text:span><text:span text:style-name="T7">and defend them against all enemies, foreign and domestic</text:span><text:span text:style-name="T3">,</text:span><text:span text:style-name="T16"> </text:span><text:span text:style-name="T3">and that I will faithfully and impartially discharge the duties of the office of </text:span><text:span text:style-name="T6">(name of office)</text:span><text:span text:style-name="T3"> </text:span><text:span text:style-name="T7">according to the best of my ability</text:span><text:span text:style-name="T3">, so help me God (or so I do affirm)</text:span><text:span text:style-name="T16">.“-</text:span><text:span text:style-name="T35">(ARS 38-231) </text:span><text:span text:style-name="T17">;</text:span><text:span text:style-name="T35"> </text:span><text:span text:style-name="T7">There is no ‘immunity’ when a ‘Public Servant’ ‘reasonably should know’ they were violating ‘clearly established law’, like the Constitution!</text:span><text:span text:style-name="T3"> New Times/Lacey v Maricopa/Arpaio (US Dist.Ct.2011); <text:s/>Hartman v Moore, Saucier v Katz, Burns v Reed, etc. </text:span><text:span text:style-name="T16">(US Supreme Court).</text:span></text:p>
          <text:p text:style-name="P5"><text:span text:style-name="T65">5</text:span><text:span text:style-name="T64">)</text:span><text:span text:style-name="T52"> <text:s/></text:span><text:span text:style-name="T16">‘</text:span><text:span text:style-name="T7">DEPRIVATION OF RIGHTS UNDER COLOR OF LAW’, ‘COLOR OF LAW ABUSE</text:span><text:span text:style-name="T16">’: Includes…</text:span><text:span text:style-name="T21"> under </text:span><text:span text:style-name="T24">US codes like 42-1983&amp;1986 for Civil Liability and 18-241&amp;242 for ‘criminal’ ‘conspiracy to commit</text:span><text:span text:style-name="T27">’, </text:span><text:span text:style-name="T24">to ‘make or enforce’ 'any Thing...to the Contrary' of these 'clearly established laws' </text:span><text:span text:style-name="T25">IS a 'crime', called 'color of law abuse'</text:span><text:span text:style-name="T22"> (see USC 18-241&amp;242)</text:span><text:span text:style-name="T21">, </text:span><text:span text:style-name="T27">and </text:span><text:span text:style-name="T24">Public Servants are</text:span><text:span text:style-name="T23"> </text:span><text:span text:style-name="T25">PERSONALLY Liable</text:span><text:span text:style-name="T28"> for ‘</text:span><text:span text:style-name="T25">failure to keep from harm’ or ‘neglect to prevent’ 'deprivation of rights under color of law'</text:span><text:span text:style-name="T28">! </text:span><text:span text:style-name="T22">(Civil offense: USC 42-1983&amp;1986. </text:span><text:span text:style-name="T21">see fbi.gov definition page)!</text:span></text:p>
          <text:p text:style-name="P5"><text:span text:style-name="T70">6</text:span><text:span text:style-name="T67">)</text:span><text:span text:style-name="T60"> <text:s text:c="2"/></text:span><text:span text:style-name="T57">THE RIGHT TO FREE TRAVEL</text:span><text:span text:style-name="T55">:</text:span><text:span text:style-name="T79"> <text:s/>‘Held... </text:span><text:span text:style-name="T77">The right to travel is a part of the "liberty" of which a citizen cannot be deprived without due process of law under the Fifth Amendment</text:span><text:span text:style-name="T79">. ...as early as the Magna Carta.’ (</text:span><text:span text:style-name="T49">Kent v. Dulles, 357 U.S. 116, 1958, U.S. Supreme Court!); <text:s/></text:span><text:span text:style-name="T79">Such "A law... is unconstitutional, and </text:span><text:span text:style-name="T77">a person faced with such a law may ignore it and exercise his First Amendment rights</text:span><text:span text:style-name="T79">." (Shuttlesworth v. City of Birmingham, 394 U.S. 147, 1969); ‘</text:span><text:span text:style-name="T77">The right of a citizen to travel upon the public highways... is a common right...to use the ordinary and usual conveyances of the day...to operate an automobile thereon... It is not a mere privilege, like... moving a house... or transporting persons or property for hire along the street, which a city may permit or prohibit at will</text:span><text:span text:style-name="T79">.’ (THOMPSON v. SMITH, Supreme Court of Virginia, Sep 11, 1930); <text:s/>". . . [T]he right finds no </text:span><text:soft-page-break/><text:span text:style-name="T79">explicit mention in the Constitution.... </text:span><text:span text:style-name="T77">freedom to travel throughout the United States has long been recognized as a basic right under the Constitution</text:span><text:span text:style-name="T79">." (Shapiro v. Thompson, 394 U.S. 618, 1969).</text:span><text:span text:style-name="T19"> <text:s/></text:span></text:p>
          <text:p text:style-name="P5"><text:span text:style-name="T108">7</text:span><text:span text:style-name="T106">)</text:span><text:span text:style-name="T16"> <text:s/>‘</text:span><text:span text:style-name="T7">COLORABLE LAW</text:span><text:span text:style-name="T16">’= </text:span><text:span text:style-name="T24">The Constitution for the United States of America is ‘the supreme Law of the Land’ and ‘No State shall make or enforce’ ‘any Thing…to the Contrary</text:span><text:span text:style-name="T27">’! <text:s/>All Laws must be construed in Harmony! '</text:span><text:span text:style-name="T25">An unconstitutional act is not a law… It is in legal contemplation as inoperative as though it had never been passed.</text:span><text:span text:style-name="T21">' ‘any Thing…to the Contrary’ of these ‘fundamental principles’ is therefore ‘notwithstanding’ in a ‘court of law’, and is ‘color of law abuse’ to ‘make or enforce’! <text:s/>(‘Color of’ Means looks like but isn’t, btw) <text:s/></text:span><text:span text:style-name="T27">“</text:span><text:span text:style-name="T24">Law” is not determined by the opinions or will of those who make law, but by what actually fulfills its purpose: “to…establish Justice” and “protect….individual rights</text:span><text:span text:style-name="T27">”! </text:span><text:span text:style-name="T21"><text:s/>Therefore, </text:span><text:span text:style-name="T24">to ‘make or enforce’ 'any Thing...to the Contrary' of these 'clearly established' laws </text:span><text:span text:style-name="T25">IS a 'crime', called 'color of law abuse'</text:span><text:span text:style-name="T22"> (see <text:s/>Federal Criminal Codes USC 18-241&amp;242)</text:span><text:span text:style-name="T21">, </text:span><text:span text:style-name="T25">including ‘failure to keep from harm’ or ‘neglect to prevent’ 'deprivation of rights under color of law'</text:span><text:span text:style-name="T28">! </text:span><text:span text:style-name="T22">(Civil offense: USC 42-1983&amp;1986. </text:span><text:span text:style-name="T21">see: <text:s/></text:span><text:a xlink:type="simple" xlink:href="https://www.fbi.gov/investigate/civil-rights" text:style-name="Internet_20_link" text:visited-style-name="Visited_20_Internet_20_Link">fbi.gov/investigate/civil-rights</text:a><text:span text:style-name="T21">, “Color of law”, definition, and how to file Complaints!).</text:span><text:span text:style-name="T3"> <text:s text:c="6"/></text:span></text:p>
        </text:list-header>
      </text:list>
      <text:p text:style-name="P6"><text:span text:style-name="T108">8</text:span><text:span text:style-name="T106">)</text:span><text:span text:style-name="T16"> <text:s/>‘</text:span><text:span text:style-name="T7">JUSTICE’</text:span><text:span text:style-name="T16">= </text:span><text:span text:style-name="T27">The most ‘fundamental principle’ in ‘The Laws of Man’, “The Common Law”, means: Fairness, Equality, balance, and </text:span><text:span text:style-name="T24">that’s the reason WHY it IS a ‘color of law abuse’ to ‘make or enforce’ ‘any Thing’ which would ‘infringe’ the ‘Liberty’, property or even privacy rights, of any Human being, without evidence they most likely caused actual harm or ‘probable’ endangerment to another Humans equal ‘individual rights</text:span><text:span text:style-name="T27">’!</text:span><text:span text:style-name="T74">(Pg1/2)</text:span><text:span text:style-name="T27"><text:line-break/>…</text:span><text:span text:style-name="T24">in other words… to punish humans for any harmless activity, PERIOD, is inevitably, inexorably, ‘Contrary’ to ‘The Interests of Justice’, thus the very purpose of 'the supreme Law of the Land</text:span><text:span text:style-name="T27">'! (Such Court Cases must be ‘dismissed’ ‘In the Interest of Justice’ or public servants violate their duty to ‘protect and maintain individual rights.’ ONLY!). <text:s/></text:span><text:span text:style-name="T24">Anything more or less than ‘protect…individual rights’ [] is a ‘color of law abuse’</text:span><text:span text:style-name="T27"> []!.</text:span></text:p>
      <text:p text:style-name="P6"><text:span text:style-name="T105">9</text:span><text:span text:style-name="T102">)</text:span><text:span text:style-name="T11"> <text:s text:c="2"/></text:span><text:span text:style-name="T31">‘</text:span><text:span text:style-name="T24">DUE PROCESS</text:span><text:span text:style-name="T31">’= </text:span><text:span text:style-name="T24">The FIRST 'essential elements of due process of law are notice and opportunity to defend</text:span><text:span text:style-name="T31">' ones self (US.Supr.Ct.). </text:span><text:span text:style-name="T24">That’s why causing 'injury or harm' by ‘intent or inexcusable neglect’ can only be 'crime' when there is ALSO a violation of 'clearly established [criminal] law</text:span><text:span text:style-name="T31">'! (Title 18 in US and 13 in Az. Laws). </text:span><text:span text:style-name="T24">AND that’s why public servants violate YOUR right to ‘due process’ by refusing to read this ‘LawDoc</text:span><text:span text:style-name="T31">’!</text:span></text:p>
      <text:p text:style-name="P6"><text:span text:style-name="T108">10</text:span><text:span text:style-name="T106">)</text:span><text:span text:style-name="T16"> <text:s text:c="2"/></text:span><text:span text:style-name="T7">VOID FOR VAGUENESS DOCTRINE</text:span><text:span text:style-name="T16">: </text:span><text:span text:style-name="T24">Any order or legislation which people of average intelligence differ on the meaning of, or cannot understand</text:span><text:span text:style-name="T27"> (what it requires or prohibits), </text:span><text:span text:style-name="T24">is ’not a law’ (it’s ‘void for vagueness</text:span><text:span text:style-name="T27">’), </text:span><text:span text:style-name="T24">BECAUSE it is ‘to the Contrary’ of ‘The essential elements of due </text:span><text:span text:style-name="T27">process’, by failing to give adequate notice (U.S.Supr.Ct), and to ‘The Interests of Justice’, and thus to the very Purpose of ‘the supreme Law’ too! </text:span></text:p>
      <text:p text:style-name="P6"><text:span text:style-name="T27"><text:s text:c="2"/>“The crime, and the elements constituting it, must be so clearly expressed that the ordinary person can intelligently choose, in advance, what course it is lawful for him to pursue.” “It is a basic principle of due process that an enactment… is void for vagueness if its prohibitions are not clearly defined.” Connally vs. General Construction Co., 269 U.S. 385 (1926) ; Sewell v. Georgia, 435 U.S. 982 (1978) ; Winters v. People of State of New York, 333 U.S. 507;68 S.Ct. 665 (1948); and cases cited herein <text:s/>[</text:span><text:a xlink:type="simple" xlink:href="http://famguardian.org/TaxFreedom/CitesByTopic/voidforvagueness.htm" text:style-name="Internet_20_link" text:visited-style-name="Visited_20_Internet_20_Link"><text:span text:style-name="T24">famguardian.org/TaxFreedom/CitesByTopic/voidforvagueness.htm</text:span></text:a><text:span text:style-name="T29"> </text:span><text:span text:style-name="T31"><text:s/></text:span><text:span text:style-name="T32">;</text:span><text:span text:style-name="T31"> <text:s/></text:span><text:a xlink:type="simple" xlink:href="http://caselaw.findlaw.com/us-supreme-court/269/385.html" text:style-name="Internet_20_link" text:visited-style-name="Visited_20_Internet_20_Link"><text:span text:style-name="T24">caselaw.findlaw.com/us-supreme-court/269/385.html</text:span></text:a><text:span text:style-name="T31"> ]</text:span></text:p>
      <text:list xml:id="list200415803372687" text:continue-numbering="true" text:style-name="WWNum4">
        <text:list-header>
          <text:p text:style-name="P1"><text:span text:style-name="T108">11</text:span><text:span text:style-name="T106">)</text:span><text:span text:style-name="T16"> <text:s text:c="2"/></text:span><text:span text:style-name="T7">IMMUNITY v. LIABILITY &amp; DUTY</text:span><text:span text:style-name="T16">: </text:span><text:span text:style-name="T25">IMMUNITY v. LIABILITY &amp; DUTY: </text:span><text:span text:style-name="T24">PUBLIC SERVANTS ARE PERSONALLY LIABLE and ‘not entitled to immunity’, if they ‘make or enforce’ ‘any Thing’ they ‘reasonably should know’ is ‘to the Contrary’ of 'clearly established law' like these ‘fundamental principles’, aka ‘the supreme Law of the Land</text:span><text:span text:style-name="T27">’, and </text:span><text:span text:style-name="T24">EVEN FOR ‘NEGLECT TO PREVENT</text:span><text:span text:style-name="T27">’</text:span><text:span text:style-name="T21"> </text:span><text:span text:style-name="T27">‘deprivation of rights under color of law’!</text:span><text:span text:style-name="T21"> <text:s/>They ARE ‘immune’ to personal liability ONLY when acting ‘in good faith’ and performing ‘due diligence’ to </text:span><text:span text:style-name="T24">the FIRST duty in the Oath</text:span><text:span text:style-name="T27">:</text:span><text:span text:style-name="T21"> ‘support the Constitution’ for the United States of America (then of the State), </text:span><text:span text:style-name="T24">above all else</text:span><text:span text:style-name="T27">! <text:s/>'</text:span><text:span text:style-name="T24">Just Following orders' is not a defense</text:span><text:span text:style-name="T21"> for enforcing 'any Thing…to the Contrary’ of these ‘fundamental principles’, aka ‘the supreme Law of the Land’! <text:s/></text:span><text:span text:style-name="T16">That’s called ‘The Nuremberg Defense’ because </text:span><text:span text:style-name="T7">THAT’S WHAT ALL THE NAZIS SAID TO DEFEND THEIR ‘WAR CRIMES’! They were executed! It’s not a valid defense</text:span><text:span text:style-name="T16">! (</text:span><text:span text:style-name="T27">FYI:</text:span><text:span text:style-name="T21"> </text:span><text:span text:style-name="T27">‘failure to deny’ allegations within a reasonable time and manner results in ‘tacit consent’ by ‘acquiescence’, loss of right to dispute in court: Rule 8 in U.S.&amp;Az. Civil Court Procedures!) <text:s/></text:span><text:span text:style-name="T7">THAT’S BECAUSE PUBLIC SERVANTS MUST SWEAR AN OATH ‘to support the Constitution’ (Art.6, US.Const), and sign a contract</text:span><text:span text:style-name="T16">: </text:span></text:p>
          <text:p text:style-name="P3"><text:span text:style-name="T102">12)</text:span><text:span text:style-name="T11"> <text:s text:c="2"/></text:span><text:span text:style-name="T7">THE ‘STATE’</text:span><text:span text:style-name="T16">= You and me! <text:s/></text:span><text:span text:style-name="T9">When the cops try to say the "State" does not mean ‘Public’ property, you and me</text:span><text:span text:style-name="T3">... <text:s text:c="2"/></text:span></text:p>
        </text:list-header>
      </text:list>
      <text:p text:style-name="P11"><text:span text:style-name="T16"><text:s text:c="3"/></text:span><text:span text:style-name="T9">State (noun) means</text:span><text:span text:style-name="T16">:</text:span><text:span text:style-name="T3"> <text:s text:c="2"/>"</text:span><text:span text:style-name="T9">A body politic, or society of men united together for the purpose of promoting their mutual safety and advantage</text:span><text:span text:style-name="T3">, by the joint efforts of their combined strength. Cooley, Const. Lim. 1. </text:span><text:span text:style-name="T9">One of the component commonwealths or states of the United States of America</text:span><text:span text:style-name="T3">. </text:span><text:span text:style-name="T9">The people of a state, in their collective capacity</text:span><text:span text:style-name="T3">, considered as the party wronged by a criminal deed; </text:span><text:span text:style-name="T9">the public</text:span><text:span text:style-name="T3">; as in the title of a cause. "The State vs. A. B." The section of territory occupied by one of the United States." <text:s text:c="4"/>[Blacks Law Dictionary, 2nd Edition, </text:span><text:a xlink:type="simple" xlink:href="http://www.thelawdictionary.org/state-n/" text:style-name="Internet_20_link" text:visited-style-name="Visited_20_Internet_20_Link"><text:span text:style-name="T6">thelawdictionary.org/state</text:span></text:a><text:a xlink:type="simple" xlink:href="http://www.thelawdictionary.org/state-n/" text:style-name="Internet_20_link" text:visited-style-name="Visited_20_Internet_20_Link"><text:span text:style-name="T6">-</text:span></text:a><text:a xlink:type="simple" xlink:href="http://www.thelawdictionary.org/state-n/" text:style-name="Internet_20_link" text:visited-style-name="Visited_20_Internet_20_Link"><text:span text:style-name="T6">n/</text:span></text:a><text:a xlink:type="simple" xlink:href="http://www.thelawdictionary.org/state-n/" text:style-name="Internet_20_link" text:visited-style-name="Visited_20_Internet_20_Link"><text:span text:style-name="T3">]</text:span></text:a></text:p>
      <text:list xml:id="list200414514723466" text:continue-numbering="true" text:style-name="WWNum4">
        <text:list-header>
          <text:p text:style-name="P3"><text:span text:style-name="T102">13)</text:span><text:span text:style-name="T11"> <text:s text:c="2"/></text:span><text:span text:style-name="T9">WE ARE ‘SOVEREIGN’, NOT SUBJECT TO LAW/STATUTES/ETC. WITHOUT CONSENT OR INJURED PARTY</text:span><text:span text:style-name="T16">…</text:span><text:span text:style-name="T3"> </text:span></text:p>
        </text:list-header>
      </text:list>
      <text:list xml:id="list1809233426" text:style-name="WWNum2">
        <text:list-header>
          <text:p text:style-name="P13"><text:span text:style-name="T17">A) <text:s/></text:span><text:span text:style-name="T3">"</text:span><text:span text:style-name="T9">at the Revolution, the sovereignty devolved on the people, and they are truly the sovereigns of the country, but they are sovereigns</text:span><text:span text:style-name="T16"> </text:span><text:span text:style-name="T9">without subjects... and have none to govern but themselves</text:span><text:span text:style-name="T3">; the citizens of America are equal as fellow citizens, and as joint tenants in the sovereignty." <text:s/>Chisholm v. Georgia, 2 U.S. 419 (1793), U.S. Supreme Court. <text:s/>[</text:span><text:a xlink:type="simple" xlink:href="https://supreme.justia.com/cases/federal/us/2/419/case.html" text:style-name="Internet_20_link" text:visited-style-name="Visited_20_Internet_20_Link"><text:span text:style-name="T8">supreme.justia.com/cases/federal/us/2/419/case.html</text:span></text:a><text:span text:style-name="T10"> ]</text:span></text:p>
          <text:p text:style-name="P13"><text:span text:style-name="T17">B) <text:s/></text:span><text:span text:style-name="T16">"</text:span><text:span text:style-name="T9">No one</text:span><text:span text:style-name="T16">, we believe, </text:span><text:span text:style-name="T9">has ever doubted</text:span><text:span text:style-name="T16"> the proposition, that, according to the institutions of this country, </text:span><text:span text:style-name="T9">the sovereignty in every State</text:span><text:span text:style-name="T16"> </text:span><text:span text:style-name="T9">resides in the people</text:span><text:span text:style-name="T16"> of the State, </text:span><text:span text:style-name="T9">and that they may alter and change their form of government at their own pleasure</text:span><text:span text:style-name="T16">."</text:span><text:span text:style-name="T3"> <text:line-break/>Luther v. Borden <text:s/>48 U.S. 1 (1849), U.S. Supreme Court. [ </text:span><text:a xlink:type="simple" xlink:href="https://supreme.justia.com/cases/federal/us/48/1/case.html" text:style-name="Internet_20_link" text:visited-style-name="Visited_20_Internet_20_Link"><text:span text:style-name="T8">supreme.justia.com/cases/federal/us/48/1/case.html</text:span></text:a><text:span text:style-name="T10"> ] <text:s/></text:span><text:span text:style-name="T12">;</text:span><text:span text:style-name="T14"> <text:s/></text:span><text:span text:style-name="T17">C) <text:s/></text:span><text:span text:style-name="T3">"</text:span><text:span text:style-name="T9">Sovereignty itself is, of course, not subject to law, for it is the author and source of law</text:span><text:span text:style-name="T3">; but, in our system, </text:span><text:span text:style-name="T9">while sovereign powers are</text:span><text:span text:style-name="T16"> </text:span><text:span text:style-name="T9">delegated to the agencies of government, sovereignty itself remains with the people, by whom and for whom all government exists and acts</text:span><text:span text:style-name="T3">. And </text:span><text:span text:style-name="T9">the law is the definition and limitation of power</text:span><text:span text:style-name="T3">." Yick Wo v. Hopkins, 118 U.S. 356 (1886), U.S. Supreme Court. [</text:span><text:a xlink:type="simple" xlink:href="https://supreme.justia.com/cases/federal/us/118/356/case.html" text:style-name="Internet_20_link" text:visited-style-name="Visited_20_Internet_20_Link"><text:span text:style-name="T8">supreme.justia.com/cases/federal/us/118/356/case.html</text:span></text:a><text:span text:style-name="T10">]</text:span><text:span text:style-name="T3"> <text:s/></text:span><text:span text:style-name="T17">;</text:span><text:span text:style-name="T35"> <text:s/></text:span><text:span text:style-name="T36">D) <text:s/></text:span><text:span text:style-name="T34">What 'sovereign' means</text:span><text:span text:style-name="T16">...</text:span><text:span text:style-name="T3"> "</text:span><text:span text:style-name="T9">The people of this State</text:span><text:span text:style-name="T16">, as the successors of its former sovereign, </text:span><text:span text:style-name="T9">are entitled to all the rights which formerly</text:span><text:span text:style-name="T16"> </text:span><text:span text:style-name="T9">belonged to the King</text:span><text:span text:style-name="T16"> by his prerogative. Through the medium of their Legislature </text:span><text:span text:style-name="T9">they may exercise all the powers which previous to the</text:span><text:span text:style-name="T16"> </text:span><text:span text:style-name="T9">Revolution could have been exercised either by the King alone, or by him in conjunction with his Parliament</text:span><text:span text:style-name="T3">; </text:span><text:span text:style-name="T16">subject only to those restrictions which have been imposed by the Constitution of this State or of the U.S."</text:span><text:span text:style-name="T3"> <text:s/>Lansing v. Smith, 21 D. 89., 4 Wendel 9, 1829, New York Court of Appeals. [</text:span><text:a xlink:type="simple" xlink:href="http://www.facebook.com/groups/FreedomFilesGroup/921073277915255/" text:style-name="Internet_20_link" text:visited-style-name="Visited_20_Internet_20_Link"><text:span text:style-name="T8">facebook.com/groups/FreedomFilesGroup/921073277915255/</text:span></text:a><text:a xlink:type="simple" xlink:href="http://www.facebook.com/groups/FreedomFilesGroup/921073277915255/" text:style-name="Internet_20_link" text:visited-style-name="Visited_20_Internet_20_Link"><text:span text:style-name="T3"> ;</text:span></text:a><text:span text:style-name="T3"> <text:s/></text:span><text:a xlink:type="simple" xlink:href="http://www.1215.org/lawnotes/lawnotes/sovreign.htm" text:style-name="Internet_20_link" text:visited-style-name="Visited_20_Internet_20_Link"><text:span text:style-name="T8">1215.org/lawnotes/lawnotes/sovreign.htm</text:span></text:a><text:span text:style-name="T10"> ]</text:span></text:p>
        </text:list-header>
      </text:list>
      <text:p text:style-name="P21"/>
      <text:p text:style-name="P7"><text:span text:style-name="T20">------------------------------------------------------ </text:span><text:span text:style-name="T16">By Harley Davidson Borgais, <text:s/></text:span><text:a xlink:type="simple" xlink:href="http://www.Facebook.com/HarleyBorgais" text:style-name="Internet_20_link" text:visited-style-name="Visited_20_Internet_20_Link"><text:span text:style-name="T7">www.Facebook.com/HarleyBorgais</text:span></text:a><text:span text:style-name="T11"> </text:span><text:span text:style-name="T20">------------------------------------------------------</text:span></text:p>
      <text:p text:style-name="P8"><text:span text:style-name="T13"><text:s/>[*=KEEP ON PERSON-LEGAL DOCUMENT: </text:span><text:span text:style-name="T20">To take this away during arrest/jailing/etc. deprives the holder of ‘due process’, then ‘court is deprived of jurisdiction’[Merritt v. Hunter], then to not dismiss ‘would be Treason’[Cohens v. Virginia]. See other ‘LawDocs’ for more. <text:s/></text:span><text:span text:style-name="T33">Get a FREE Copy of </text:span><text:span text:style-name="T26">these ‘LawDocs’ with Clickable Links @:</text:span><text:span text:style-name="T25"> <text:s/></text:span><text:a xlink:type="simple" xlink:href="http://www.GovernPublicServants.com/" text:style-name="Internet_20_link" text:visited-style-name="Visited_20_Internet_20_Link"><text:span text:style-name="T3">www.GovernPublicServants.com</text:span></text:a><text:span text:style-name="T25"> &amp; </text:span><text:a xlink:type="simple" xlink:href="http://www.Facebook.com/GovernPublicServants" text:style-name="Internet_20_link" text:visited-style-name="Visited_20_Internet_20_Link"><text:span text:style-name="T3">www.Facebook.com/GovernPublicServants</text:span></text:a><text:span text:style-name="T25"> </text:span><text:span text:style-name="T26">(@Top, ‘Pinned Post’)]</text:span></text:p>
      <text:list xml:id="list3109744069" text:style-name="WWNum3">
        <text:list-header>
          <text:p text:style-name="P14"><text:soft-page-break/><text:span text:style-name="T34"><text:line-break/>Statutes don't apply to you</text:span><text:span text:style-name="T16">...</text:span><text:span text:style-name="T3"> "[I]n common usage, the term </text:span><text:span text:style-name="T16">'</text:span><text:span text:style-name="T9">person' does not include the sovereign, [and] statutes employing the phrase are</text:span><text:span text:style-name="T16"> </text:span><text:span text:style-name="T9">ordinarily construed to exclude it</text:span><text:span text:style-name="T3">." <text:s/>Wilson v. Omaha Indian Tribe, 442 U.S. 653 (1979), U.S. Supreme Court. <text:s/></text:span></text:p>
        </text:list-header>
      </text:list>
      <text:p text:style-name="P22"><text:span text:style-name="T3">[</text:span><text:a xlink:type="simple" xlink:href="https://supreme.justia.com/cases/federal/us/442/653/case.html" text:style-name="Internet_20_link" text:visited-style-name="Visited_20_Internet_20_Link"><text:span text:style-name="T8">supreme.justia.com/cases/federal/us/442/653/case.html</text:span></text:a><text:span text:style-name="T10"> ]</text:span></text:p>
      <text:p text:style-name="P15"><text:span text:style-name="T9"><text:line-break/></text:span><text:span text:style-name="T11"> <text:s text:c="2"/></text:span><text:span text:style-name="T7">A ‘CRIME’ REQUIRES ALL 3 ‘ELEMENTS</text:span><text:span text:style-name="T9">’: </text:span><text:span text:style-name="T25">The U.S. Supreme Court REQUIRES ALL THREE ‘elements’ for a 'crime' to exist (&amp; ‘Jurisdiction’ in a criminal court)</text:span><text:span text:style-name="T30">:</text:span><text:span text:style-name="T29"> <text:s/></text:span><text:span text:style-name="T24">#1</text:span><text:span text:style-name="T29">) </text:span><text:span text:style-name="T30">that '</text:span><text:span text:style-name="T25">INJURY OR HARM' to some other human or their ‘equal’ ‘individual rights</text:span><text:span text:style-name="T30">’ (aka 'Corpus Delicti'), </text:span><text:span text:style-name="T25">was more likely than not</text:span><text:span text:style-name="T30"> ('probable' cause’)… <text:s/></text:span><text:span text:style-name="T25">#2</text:span><text:span text:style-name="T30">) </text:span><text:span text:style-name="T25">CAUSED BY 'intent or inexcusable neglect</text:span><text:span text:style-name="T30">' ('Mens Rea') </text:span><text:span text:style-name="T25">of the accused suspect</text:span><text:span text:style-name="T30">, </text:span><text:span text:style-name="T25">AND</text:span><text:span text:style-name="T30">… <text:s/></text:span><text:span text:style-name="T25">#3</text:span><text:span text:style-name="T30">) Acts ‘</text:span><text:span text:style-name="T25">to the Contrary’ of VALID (See#5) 'clearly established’ criminal ‘law</text:span><text:span text:style-name="T30">' (aka 'Actus Reus' - </text:span><text:span text:style-name="T29">Title 18 in US, 13 in Az Laws). </text:span><text:span text:style-name="T24">To punish ONLY for disobeying orders or legislation from ‘The State’ is ’TREASON’, ‘to the Contrary’ of THE PURPOSE of ‘The supreme Law’, ‘to…establish Justice… and secure the Blessings of Liberty’, and is therefore ‘color of law abuse’ to ‘make or enforce’</text:span><text:span text:style-name="T29">! <text:s/>AND, ‘‘…to decline the exercise of jurisdiction which is given [or] usurp that which is not given. The one or the other would be treason to the Constitution.” Cohens v. Virginia, 19 U.S. 6 Wheat. 264 264 (1821) </text:span><text:a xlink:type="simple" xlink:href="http://www.supreme.justia.com/cases/federal/us/19/264/case.html" text:style-name="Internet_20_link" text:visited-style-name="Visited_20_Internet_20_Link">supreme.justia.com/cases/federal/us/19/264/case.html</text:a><text:span text:style-name="T29"> <text:s/>…</text:span><text:span text:style-name="T9">‘</text:span><text:span text:style-name="T7">even with a confession’ a ‘conviction cannot be sustained’ without evidence ‘injury or harm’ (Loss, Threat, Endangerment, etc.) actually occurred</text:span><text:span text:style-name="T9">! [US Supreme Court, California vs San Pablo and Tulare Railroad Co., Allen v Wright, Tyler v Judges of Court of Registration, and others on 'Corpus Delicti' Doctrine]. </text:span><text:span text:style-name="T25">Without evidence I have threatened or harmed another Human</text:span><text:span text:style-name="T30">, </text:span><text:span text:style-name="T25">against their will and not in reasonable defense of myself or others (aka: "Corpus Delicti"</text:span><text:span text:style-name="T30">[]</text:span><text:span text:style-name="T25">)</text:span><text:span text:style-name="T30">, </text:span><text:span text:style-name="T25">ANY ‘searches and seizures’ are ‘color of law abuse</text:span><text:span text:style-name="T30">’!</text:span></text:p>
      <text:p text:style-name="P20">-------------------------------------------------------------------------------------------------------------------</text:p>
      <text:p text:style-name="P15"><text:span text:style-name="T9">-&gt;-&gt;-&gt; <text:s text:c="2"/>ALSO: <text:s/>ANY LEGISLATION/ORDER IS ‘NULL’ AND ‘VOID’ FOR ‘VAGUENESS’…</text:span><text:span text:style-name="T16"> </text:span></text:p>
      <text:p text:style-name="P18">------------------------------------------------------------------------------------------------------------------- </text:p>
      <text:p text:style-name="P17"><text:span text:style-name="T39">REFERENCES, SOURCES OF AUTHORITY:<text:line-break/></text:span><text:span text:style-name="T61">#1) <text:s/>USC 42-1983 &amp;1986, 18-241 &amp; 242: </text:span><text:a xlink:type="simple" xlink:href="https://www.law.cornell.edu/uscode/text/42/1983" text:style-name="Internet_20_link" text:visited-style-name="Visited_20_Internet_20_Link">www.law.cornell.edu/uscode/text/42/1983</text:a><text:span text:style-name="T61">, </text:span><text:a xlink:type="simple" xlink:href="https://www.law.cornell.edu/uscode/text/42/1986," text:style-name="Internet_20_link" text:visited-style-name="Visited_20_Internet_20_Link">www.law.cornell.edu/uscode/text/42/1986,</text:a><text:span text:style-name="T61"> </text:span><text:a xlink:type="simple" xlink:href="https://www.law.cornell.edu/uscode/text/18/241," text:style-name="Internet_20_link" text:visited-style-name="Visited_20_Internet_20_Link">www.law.cornell.edu/uscode/text/18/241,</text:a><text:span text:style-name="T61"> </text:span><text:a xlink:type="simple" xlink:href="https://www.law.cornell.edu/uscode/text/18/242" text:style-name="Internet_20_link" text:visited-style-name="Visited_20_Internet_20_Link">www.law.cornell.edu/uscode/text/18/242</text:a><text:span text:style-name="T61">; Fields v. City of Philadelphia, No. 16-1650 (3d Cir. 2017) </text:span><text:a xlink:type="simple" xlink:href="https://cases.justia.com/federal/appellate-courts/ca3/16-1650/16-1650-2017-07-07.pdf?ts=1499446805" text:style-name="Internet_20_link" text:visited-style-name="Visited_20_Internet_20_Link">cases.justia.com/federal/appellate-courts/ca3/16-1650/16-1650-2017-07-07.pdf?ts=1499446805</text:a><text:span text:style-name="T61">; <text:s/>US v. Jones, 2011 </text:span><text:a xlink:type="simple" xlink:href="https://www.supremecourt.gov/opinions/11pdf/10-1259.pdf" text:style-name="Internet_20_link" text:visited-style-name="Visited_20_Internet_20_Link">www.supremecourt.gov/opinions/11pdf/10-1259.pdf</text:a><text:span text:style-name="T61">; FLORIDA v. JARDINES, 2012, </text:span><text:a xlink:type="simple" xlink:href="https://supreme.justia.com/cases/federal/us/569/11-564/case.pdf" text:style-name="Internet_20_link" text:visited-style-name="Visited_20_Internet_20_Link">supreme.justia.com/cases/federal/us/569/11-564/case.pdf</text:a><text:span text:style-name="T61">; United States v. Knotts, 460 U.S. 276 (1983) <text:s/></text:span><text:a xlink:type="simple" xlink:href="https://supreme.justia.com/cases/federal/us/460/276/case.html" text:style-name="Internet_20_link" text:visited-style-name="Visited_20_Internet_20_Link">supreme.justia.com/cases/federal/us/460/276/case.html</text:a><text:span text:style-name="T61">; MISSOURI v. MCNEELY, 2012, </text:span><text:a xlink:type="simple" xlink:href="https://supreme.justia.com/cases/federal/us/569/11-1425/case.pdf" text:style-name="Internet_20_link" text:visited-style-name="Visited_20_Internet_20_Link">supreme.justia.com/cases/federal/us/569/11-1425/case.pdf</text:a><text:span text:style-name="T61">;</text:span><text:span text:style-name="T63"> <text:s/></text:span><text:span text:style-name="T61">ARS <text:s/>13-2412. Refusing to provide truthful name when when lawfully detained; classification, </text:span><text:a xlink:type="simple" xlink:href="http://www.azleg.gov/ars/13/02412.htm" text:style-name="Internet_20_link" text:visited-style-name="Visited_20_Internet_20_Link">www.azleg.gov/ars/13/02412.htm</text:a><text:span text:style-name="T61">; ‘probable’, ’crime’: US Supreme Court, MANY times - Stacey v. Emery, 97 U.S. 642 (1878) </text:span><text:a xlink:type="simple" xlink:href="https://supreme.justia.com/cases/federal/us/97/642/case.html" text:style-name="Internet_20_link" text:visited-style-name="Visited_20_Internet_20_Link">supreme.justia.com/cases/federal/us/97/642/case.html</text:a><text:span text:style-name="T61">; </text:span><text:span text:style-name="T62">Henry v. United States, 361 U.S. 98 (1959) </text:span><text:a xlink:type="simple" xlink:href="https://supreme.justia.com/cases/federal/us/361/98/case.html" text:style-name="Internet_20_link" text:visited-style-name="Visited_20_Internet_20_Link">supreme.justia.com/cases/federal/us/361/98/case.html</text:a><text:span text:style-name="T61">, Brinegar v. United States, 338 U.S. 160 (1949) </text:span><text:a xlink:type="simple" xlink:href="https://supreme.justia.com/cases/federal/us/338/160/case.html" text:style-name="Internet_20_link" text:visited-style-name="Visited_20_Internet_20_Link">supreme.justia.com/cases/federal/us/338/160/case.html</text:a><text:span text:style-name="T61">; United States v. Cortez, 449 U.S. 411 (1981) <text:s/></text:span><text:a xlink:type="simple" xlink:href="https://supreme.justia.com/cases/federal/us/449/411/case.html" text:style-name="Internet_20_link" text:visited-style-name="Visited_20_Internet_20_Link">supreme.justia.com/cases/federal/us/449/411/case.html</text:a><text:span text:style-name="T61">; Arizona v. Hicks, 480 U.S. 321 (1987) </text:span><text:a xlink:type="simple" xlink:href="https://supreme.justia.com/cases/federal/us/480/321/case.html" text:style-name="Internet_20_link" text:visited-style-name="Visited_20_Internet_20_Link">supreme.justia.com/cases/federal/us/480/321/case.html</text:a><text:span text:style-name="T61">; <text:s/></text:span><text:a xlink:type="simple" xlink:href="https://www.law.cornell.edu/uscode/text/42/1986" text:style-name="Internet_20_link" text:visited-style-name="Visited_20_Internet_20_Link">www.law.cornell.edu/uscode/text/42/1986</text:a><text:span text:style-name="T61">, </text:span><text:a xlink:type="simple" xlink:href="https://www.law.cornell.edu/uscode/text/18/242" text:style-name="Internet_20_link" text:visited-style-name="Visited_20_Internet_20_Link">www.law.cornell.edu/uscode/text/18/242</text:a><text:span text:style-name="T61">, </text:span><text:a xlink:type="simple" xlink:href="https://www.fbi.gov/investigate/civil-rights" text:style-name="Internet_20_link" text:visited-style-name="Visited_20_Internet_20_Link">www.fbi.gov/investigate/civil-rights</text:a><text:span text:style-name="T61"> ; Terry v. Ohio, 392 U.S. 1 (1968) <text:s/></text:span><text:a xlink:type="simple" xlink:href="https://supreme.justia.com/cases/federal/us/392/1/case.html" text:style-name="Internet_20_link" text:visited-style-name="Visited_20_Internet_20_Link">supreme.justia.com/cases/federal/us/392/1/case.html</text:a><text:span text:style-name="T61">; United States v. Di Re, 332 U.S. 581 (1948) <text:s/></text:span><text:a xlink:type="simple" xlink:href="https://supreme.justia.com/cases/federal/us/332/581/case.html" text:style-name="Internet_20_link" text:visited-style-name="Visited_20_Internet_20_Link">supreme.justia.com/cases/federal/us/332/581/case.html</text:a><text:span text:style-name="T61">; <text:s/>United States v. Brignoni-Ponce, 422 U.S. 873 (1975) <text:s/></text:span><text:a xlink:type="simple" xlink:href="https://supreme.justia.com/cases/federal/us/422/873/case.html" text:style-name="Internet_20_link" text:visited-style-name="Visited_20_Internet_20_Link">supreme.justia.com/cases/federal/us/422/873/case.html</text:a><text:span text:style-name="T61">; <text:s/>Mapp v. Ohio, 367 U.S. 643 (1961) </text:span><text:a xlink:type="simple" xlink:href="https://supreme.justia.com/cases/federal/us/367/643/case.html" text:style-name="Internet_20_link" text:visited-style-name="Visited_20_Internet_20_Link">supreme.justia.com/cases/federal/us/367/643/case.html</text:a><text:span text:style-name="T63">; <text:s/></text:span><text:span text:style-name="T61">“</text:span><text:span text:style-name="T83">Hiibel v. Sixth Judicial District Court of Nevada</text:span><text:span text:style-name="T84">, </text:span><text:span text:style-name="T61">542</text:span><text:span text:style-name="T84"> </text:span><text:span text:style-name="T61">U.S.</text:span><text:span text:style-name="T84"> </text:span><text:span text:style-name="T61">177</text:span><text:span text:style-name="T84"> (2004), </text:span><text:a xlink:type="simple" xlink:href="https://supreme.justia.com/cases/federal/us/367/643/case.html" text:style-name="Internet_20_link" text:visited-style-name="Visited_20_Internet_20_Link">supreme.justia.com/cases/federal/us/367/643/case.html</text:a><text:span text:style-name="T61">.<text:line-break/>#2) “</text:span><text:span text:style-name="T85">Hiibel v. Sixth Judicial District Court of Nevada</text:span><text:span text:style-name="T84">, </text:span><text:a xlink:type="simple" xlink:href="https://en.wikipedia.org/wiki/List_of_United_States_Supreme_Court_cases,_volume_542" text:style-name="Internet_20_link" text:visited-style-name="Visited_20_Internet_20_Link"><text:span text:style-name="T89">542</text:span></text:a><text:span text:style-name="T84"> </text:span><text:a xlink:type="simple" xlink:href="https://en.wikipedia.org/wiki/United_States_Reports" text:style-name="Internet_20_link" text:visited-style-name="Visited_20_Internet_20_Link"><text:span text:style-name="T89">U.S.</text:span></text:a><text:span text:style-name="T84"> </text:span><text:a xlink:type="simple" xlink:href="https://supreme.justia.com/cases/federal/us/542/177/" text:style-name="Internet_20_link" text:visited-style-name="Visited_20_Internet_20_Link"><text:span text:style-name="T93">177</text:span></text:a><text:span text:style-name="T84"> (2004), is a </text:span><text:a xlink:type="simple" xlink:href="https://en.wikipedia.org/wiki/United_States_Supreme_Court" text:style-name="Internet_20_link" text:visited-style-name="Visited_20_Internet_20_Link"><text:span text:style-name="T89">United States Supreme Court</text:span></text:a><text:span text:style-name="T84"> case in which the Court held that statutes requiring suspects to disclose their names during police investigations did not violate the </text:span><text:a xlink:type="simple" xlink:href="https://en.wikipedia.org/wiki/Fourth_Amendment_to_the_United_States_Constitution" text:style-name="Internet_20_link" text:visited-style-name="Visited_20_Internet_20_Link"><text:span text:style-name="T89">Fourth Amendment</text:span></text:a><text:span text:style-name="T84"> </text:span><text:span text:style-name="T85">if</text:span><text:span text:style-name="T84"> the statute first required reasonable and articulable suspicion of criminal involvement. Under the rubric of </text:span><text:a xlink:type="simple" xlink:href="https://en.wikipedia.org/wiki/Terry_v._Ohio" text:style-name="Internet_20_link" text:visited-style-name="Visited_20_Internet_20_Link"><text:span text:style-name="T90">Terry v. Ohio</text:span></text:a><text:span text:style-name="T84">, </text:span><text:a xlink:type="simple" xlink:href="https://en.wikipedia.org/wiki/List_of_United_States_Supreme_Court_cases,_volume_392" text:style-name="Internet_20_link" text:visited-style-name="Visited_20_Internet_20_Link"><text:span text:style-name="T89">392</text:span></text:a><text:span text:style-name="T84"> </text:span><text:a xlink:type="simple" xlink:href="https://en.wikipedia.org/wiki/United_States_Reports" text:style-name="Internet_20_link" text:visited-style-name="Visited_20_Internet_20_Link"><text:span text:style-name="T89">U.S.</text:span></text:a><text:span text:style-name="T84"> </text:span><text:a xlink:type="simple" xlink:href="https://supreme.justia.com/cases/federal/us/392/1/" text:style-name="Internet_20_link" text:visited-style-name="Visited_20_Internet_20_Link"><text:span text:style-name="T93">1</text:span></text:a><text:span text:style-name="T84">(1968), the minimal intrusion on a suspect's privacy, and the legitimate need of law enforcement officers to quickly dispel suspicion that an individual is engaged in criminal activity, justified requiring a suspect to disclose his or her name.</text:span><text:span text:style-name="T61">” </text:span><text:a xlink:type="simple" xlink:href="../en.wikipedia.org/wiki/Hiibel_v._Sixth_Judicial_District_Court_of_Nevada" text:style-name="Internet_20_link" text:visited-style-name="Visited_20_Internet_20_Link">en.wikipedia.org/wiki/Hiibel_v._Sixth_Judicial_District_Court_of_Nevada</text:a><text:span text:style-name="T61"> <text:line-break/>#9) Kent v. Dulles, 357 U.S. 116 (1958) <text:s/></text:span><text:a xlink:type="simple" xlink:href="https://supreme.justia.com/cases/federal/us/357/116/case.html" text:style-name="Internet_20_link" text:visited-style-name="Visited_20_Internet_20_Link">supreme.justia.com/cases/federal/us/357/116/case.html</text:a><text:span text:style-name="T95">;</text:span><text:span text:style-name="T61"> </text:span><text:span text:style-name="T80">Shuttlesworth v. City of Birmingham, 394 U.S. 147 (1969) </text:span><text:a xlink:type="simple" xlink:href="https://supreme.justia.com/cases/federal/us/394/147/case.html" text:style-name="Internet_20_link" text:visited-style-name="Visited_20_Internet_20_Link">supreme.justia.com/cases/federal/us/394/147/case.html</text:a><text:span text:style-name="T95">; <text:s/></text:span><text:span text:style-name="T80">THOMPSON v. SMITH, Supreme Court of Virginia.Sep 11, 1930155 Va. 367 (Va. 1930) </text:span><text:a xlink:type="simple" xlink:href="https://casetext.com/case/thompson-v-smith-24" text:style-name="Internet_20_link" text:visited-style-name="Visited_20_Internet_20_Link"><text:span text:style-name="T61">casetext.com/case/thompson-v-smith-24</text:span></text:a><text:span text:style-name="T95">; </text:span><text:span text:style-name="T80"><text:s/>Shapiro v. Thompson, 394 U.S. 618 (1969) </text:span><text:a xlink:type="simple" xlink:href="https://supreme.justia.com/cases/federal/us/394/618/case.html" text:style-name="Internet_20_link" text:visited-style-name="Visited_20_Internet_20_Link">supreme.justia.com/cases/federal/us/394/618/case.html</text:a><text:span text:style-name="T95">; <text:s/></text:span><text:span text:style-name="T80">See 'travel' in... 1) United States v. Guest, 383 U.S. 745 (1966) <text:s/></text:span><text:a xlink:type="simple" xlink:href="https://supreme.justia.com/cases/federal/us/383/745/case.html" text:style-name="Internet_20_link" text:visited-style-name="Visited_20_Internet_20_Link"><text:span text:style-name="T95">supreme.justia.com/cases/federal/us/383/745/case.html</text:span></text:a><text:span text:style-name="T80"> ; 2) Chicago Coach Co. V. City of Chicago, 337 Ill. 200 (Ill. 1929) </text:span><text:a xlink:type="simple" xlink:href="https://casetext.com/case/chicago-coach-co-v-city-of-chicago" text:style-name="Internet_20_link" text:visited-style-name="Visited_20_Internet_20_Link"><text:span text:style-name="T95">casetext.com/case/chicago-coach-co-v-city-of-chicago</text:span></text:a><text:span text:style-name="T80"> ; 3) Slusher v. Safety Coach Transit Co 229 Ky. 731 (Ky. Ct. App. 1929) </text:span><text:a xlink:type="simple" xlink:href="https://casetext.com/case/slusher-v-safety-coach-transit-co" text:style-name="Internet_20_link" text:visited-style-name="Visited_20_Internet_20_Link"><text:span text:style-name="T95">casetext.com/case/slusher-v-safety-coach-transit-co</text:span></text:a><text:span text:style-name="T61"> ; 4) </text:span><text:span text:style-name="T80">Schactman v. Dulles 96 App DC 287, 225 F2d 938 (1955) </text:span><text:a xlink:type="simple" xlink:href="https://l.facebook.com/l.php?u=https%3A%2F%2Fopenjurist.org%2F225%2Ff2d%2F938%2Fshachtman-v-dulles&amp;h=ATNIYV7gMqn-4eGTMTQEBD1stjv4MxRTslm5ySUQA-NlMIbMU9zZ8FnYlbYok8HxlsWMmoJCvNH6Rumk21vtHMQjisJgncL0D5Q0BHoA8dwXQ6ke" text:style-name="Internet_20_link" text:visited-style-name="Visited_20_Internet_20_Link"><text:span text:style-name="T99">openjurist.org/225/f2d/938/shachtman-v-dulles</text:span></text:a><text:span text:style-name="T43"><text:line-break/></text:span><text:span text:style-name="T40">FINAL VERSIONS…<text:line-break/></text:span><text:span text:style-name="T48"> ‘PROBABLE CAUSE’, RIGHT TO PRIVACY</text:span><text:span text:style-name="T46">: </text:span><text:span text:style-name="T50">Americans need ONLY ‘state…true full name’[a] for Police and ONLY when there’s ‘probable’[b] evidence to suspect them of a ‘crime</text:span><text:span text:style-name="T46">’[b]! Otherwise ANY infringement of ones privacy or other rights is a ’color of law abuse’[c]! </text:span><text:span text:style-name="T50">4</text:span><text:span text:style-name="T73">th</text:span><text:span text:style-name="T50"> Amend. &amp; US Supreme Court</text:span><text:span text:style-name="T46"> </text:span><text:span text:style-name="T44">“Police power exercised without probable cause is arbitrary. To say that the police may accost citizens at their whim and may detain them upon reasonable suspicion is to say, in reality, that the police may both accost and detain citizens at their whim.”</text:span><text:span text:style-name="T45">[f] . </text:span><text:span text:style-name="T46">: “</text:span><text:span text:style-name="T45">To give the police greater power than a magistrate is to take a long step down the totalitarian path.”[d]</text:span><text:span text:style-name="T46">. “One has an undoubted right to resist an unlawful arrest, and courts will </text:span><text:soft-page-break/><text:span text:style-name="T46">uphold the right of resistance in proper cases.”[e]. <text:s/></text:span><text:span text:style-name="T45">“There is no war between the Constitution and common sense.”</text:span><text:span text:style-name="T44">[g]</text:span><text:span text:style-name="T48"><text:line-break/>a) ARS 13-2412 - Refusing to provide truthful name when lawfully detained; classification - </text:span><text:a xlink:type="simple" xlink:href="https://www.azleg.gov/ars/13/02412.htm" text:style-name="Internet_20_link" text:visited-style-name="Visited_20_Internet_20_Link">www.azleg.gov/ars/13/02412.htm</text:a><text:span text:style-name="T48"> ; b) ‘probable’,’crime’: US Supreme Court, MANY times - Stacey v. Emery, 97 U.S. 642 (1878) </text:span><text:a xlink:type="simple" xlink:href="https://supreme.justia.com/cases/federal/us/97/642/case.html" text:style-name="Internet_20_link" text:visited-style-name="Visited_20_Internet_20_Link">supreme.justia.com/cases/federal/us/97/642/case.html</text:a><text:span text:style-name="T48">, </text:span><text:span text:style-name="T53">Henry v. United States, 361 U.S. 98 (1959) </text:span><text:a xlink:type="simple" xlink:href="https://supreme.justia.com/cases/federal/us/361/98/case.html" text:style-name="Internet_20_link" text:visited-style-name="Visited_20_Internet_20_Link"><text:span text:style-name="T54">supreme.justia.com/cases/federal/us/361/98/case.html</text:span></text:a><text:span text:style-name="T48">, Brinegar v. United States, 338 U.S. 160 (1949) </text:span><text:a xlink:type="simple" xlink:href="https://supreme.justia.com/cases/federal/us/338/160/case.html" text:style-name="Internet_20_link" text:visited-style-name="Visited_20_Internet_20_Link">supreme.justia.com/cases/federal/us/338/160/case.html</text:a><text:span text:style-name="T48">, United States v. Cortez, 449 U.S. 411 (1981) <text:s/></text:span><text:a xlink:type="simple" xlink:href="https://supreme.justia.com/cases/federal/us/449/411/case.html" text:style-name="Internet_20_link" text:visited-style-name="Visited_20_Internet_20_Link">supreme.justia.com/cases/federal/us/449/411/case.html</text:a><text:span text:style-name="T48">, Arizona v. Hicks, 480 U.S. 321 (1987) </text:span><text:a xlink:type="simple" xlink:href="https://supreme.justia.com/cases/federal/us/480/321/case.html" text:style-name="Internet_20_link" text:visited-style-name="Visited_20_Internet_20_Link">supreme.justia.com/cases/federal/us/480/321/case.html</text:a><text:span text:style-name="T48"> ; c) </text:span><text:a xlink:type="simple" xlink:href="https://www.law.cornell.edu/uscode/text/42/1983" text:style-name="Internet_20_link" text:visited-style-name="Visited_20_Internet_20_Link">www.law.cornell.edu/uscode/text/42/1983</text:a><text:span text:style-name="T48">, </text:span><text:a xlink:type="simple" xlink:href="https://www.law.cornell.edu/uscode/text/42/1986" text:style-name="Internet_20_link" text:visited-style-name="Visited_20_Internet_20_Link">www.law.cornell.edu/uscode/text/42/1986</text:a><text:span text:style-name="T48">, </text:span><text:a xlink:type="simple" xlink:href="https://www.law.cornell.edu/uscode/text/18/242" text:style-name="Internet_20_link" text:visited-style-name="Visited_20_Internet_20_Link">www.law.cornell.edu/uscode/text/18/242</text:a><text:span text:style-name="T48">, </text:span><text:a xlink:type="simple" xlink:href="https://www.fbi.gov/investigate/civil-rights" text:style-name="Internet_20_link" text:visited-style-name="Visited_20_Internet_20_Link">www.fbi.gov/investigate/civil-rights</text:a><text:span text:style-name="T48"> ; d) Terry v. Ohio, 392 U.S. 1 (1968) <text:s/></text:span><text:a xlink:type="simple" xlink:href="https://supreme.justia.com/cases/federal/us/392/1/case.html" text:style-name="Internet_20_link" text:visited-style-name="Visited_20_Internet_20_Link">supreme.justia.com/cases/federal/us/392/1/case.html</text:a><text:span text:style-name="T48"> ; e) United States v. Di Re, 332 U.S. 581 (1948) <text:s/></text:span><text:a xlink:type="simple" xlink:href="https://supreme.justia.com/cases/federal/us/332/581/case.html" text:style-name="Internet_20_link" text:visited-style-name="Visited_20_Internet_20_Link">supreme.justia.com/cases/federal/us/332/581/case.html</text:a><text:span text:style-name="T48"> ; f) </text:span><text:span text:style-name="T54">United States v. Brignoni-Ponce, 422 U.S. 873 (1975) <text:s/></text:span><text:a xlink:type="simple" xlink:href="https://supreme.justia.com/cases/federal/us/422/873/case.html" text:style-name="Internet_20_link" text:visited-style-name="Visited_20_Internet_20_Link">supreme.justia.com/cases/federal/us/422/873/case.html</text:a><text:span text:style-name="T48"> ; g) </text:span><text:span text:style-name="T54">Mapp v. Ohio, 367 U.S. 643 (1961) </text:span><text:a xlink:type="simple" xlink:href="https://supreme.justia.com/cases/federal/us/367/643/case.html" text:style-name="Internet_20_link" text:visited-style-name="Visited_20_Internet_20_Link"><text:span text:style-name="T54">supreme.justia.com/cases/federal/us/367/643/case.html</text:span></text:a><text:span text:style-name="T48"><text:line-break/></text:span><text:span text:style-name="T46">…<text:line-break/>“</text:span><text:span text:style-name="T88">Hiibel v. Sixth Judicial District Court of Nevada</text:span><text:span text:style-name="T86">, </text:span><text:a xlink:type="simple" xlink:href="https://en.wikipedia.org/wiki/List_of_United_States_Supreme_Court_cases,_volume_542" text:style-name="Internet_20_link" text:visited-style-name="Visited_20_Internet_20_Link"><text:span text:style-name="T91">542</text:span></text:a><text:span text:style-name="T86"> </text:span><text:a xlink:type="simple" xlink:href="https://en.wikipedia.org/wiki/United_States_Reports" text:style-name="Internet_20_link" text:visited-style-name="Visited_20_Internet_20_Link"><text:span text:style-name="T91">U.S.</text:span></text:a><text:span text:style-name="T86"> </text:span><text:a xlink:type="simple" xlink:href="https://supreme.justia.com/cases/federal/us/542/177/" text:style-name="Internet_20_link" text:visited-style-name="Visited_20_Internet_20_Link"><text:span text:style-name="T94">177</text:span></text:a><text:span text:style-name="T86"> (2004), is a </text:span><text:a xlink:type="simple" xlink:href="https://en.wikipedia.org/wiki/United_States_Supreme_Court" text:style-name="Internet_20_link" text:visited-style-name="Visited_20_Internet_20_Link"><text:span text:style-name="T91">United States Supreme Court</text:span></text:a><text:span text:style-name="T86"> case in which the Court held that statutes requiring suspects to disclose their names during police investigations did not violate the </text:span><text:a xlink:type="simple" xlink:href="https://en.wikipedia.org/wiki/Fourth_Amendment_to_the_United_States_Constitution" text:style-name="Internet_20_link" text:visited-style-name="Visited_20_Internet_20_Link"><text:span text:style-name="T91">Fourth Amendment</text:span></text:a><text:span text:style-name="T86"> </text:span><text:span text:style-name="T87">if</text:span><text:span text:style-name="T86"> the statute first required reasonable and articulable suspicion of criminal involvement. Under the rubric of </text:span><text:a xlink:type="simple" xlink:href="https://en.wikipedia.org/wiki/Terry_v._Ohio" text:style-name="Internet_20_link" text:visited-style-name="Visited_20_Internet_20_Link"><text:span text:style-name="T92">Terry v. Ohio</text:span></text:a><text:span text:style-name="T86">, </text:span><text:a xlink:type="simple" xlink:href="https://en.wikipedia.org/wiki/List_of_United_States_Supreme_Court_cases,_volume_392" text:style-name="Internet_20_link" text:visited-style-name="Visited_20_Internet_20_Link"><text:span text:style-name="T91">392</text:span></text:a><text:span text:style-name="T86"> </text:span><text:a xlink:type="simple" xlink:href="https://en.wikipedia.org/wiki/United_States_Reports" text:style-name="Internet_20_link" text:visited-style-name="Visited_20_Internet_20_Link"><text:span text:style-name="T91">U.S.</text:span></text:a><text:span text:style-name="T86"> </text:span><text:a xlink:type="simple" xlink:href="https://supreme.justia.com/cases/federal/us/392/1/" text:style-name="Internet_20_link" text:visited-style-name="Visited_20_Internet_20_Link"><text:span text:style-name="T94">1</text:span></text:a><text:span text:style-name="T86">(1968), the minimal intrusion on a suspect's privacy, and the legitimate need of law enforcement officers to quickly dispel suspicion that an individual is engaged in criminal activity, justified requiring a suspect to disclose his or her name.</text:span><text:span text:style-name="T46">” en.wikipedia.org/wiki/Hiibel_v._Sixth_Judicial_District_Court_of_Nevada</text:span><text:span text:style-name="T43"><text:line-break/></text:span><text:span text:style-name="T40">FINAL VERSIONS…<text:line-break/></text:span><text:span text:style-name="T81"> <text:s/>"Held...The right to travel is a part of the "liberty" of which a citizen cannot be deprived without due process of law under the Fifth Amendment. ...as early as the Magna Carta." </text:span><text:span text:style-name="T28">Kent v. Dulles, 357 U.S. 116 (1958) <text:s/></text:span><text:a xlink:type="simple" xlink:href="https://supreme.justia.com/cases/federal/us/357/116/case.html" text:style-name="Internet_20_link" text:visited-style-name="Visited_20_Internet_20_Link"><text:span text:style-name="T96">supreme.justia.com/cases/federal/us/357/116/case.html</text:span></text:a><text:span text:style-name="T28"> </text:span><text:span text:style-name="T82"><text:line-break/><text:line-break/> <text:s/>Such "A law... is unconstitutional, and a person faced with such a law may ignore it and exercise his First Amendment rights." Shuttlesworth v. City of Birmingham, 394 U.S. 147 (1969) </text:span><text:a xlink:type="simple" xlink:href="https://supreme.justia.com/cases/federal/us/394/147/case.html" text:style-name="Internet_20_link" text:visited-style-name="Visited_20_Internet_20_Link"><text:span text:style-name="T96">supreme.justia.com/cases/federal/us/394/147/case.html</text:span></text:a><text:span text:style-name="T81"><text:line-break/></text:span><text:span text:style-name="T28"><text:line-break/></text:span><text:span text:style-name="T82"> <text:s/>"The right of a citizen to travel upon the public highways... is a common right...to use the ordinary and usual conveyances of the day...to operate an automobile thereon... It is not a mere privilege, like... moving a house... or transporting persons or property for hire along the street, which a city may permit or prohibit at will." THOMPSON v. SMITH, Supreme Court of Virginia.Sep 11, 1930155 Va. 367 (Va. 1930) </text:span><text:a xlink:type="simple" xlink:href="https://l.facebook.com/l.php?u=https%3A%2F%2Fcasetext.com%2Fcase%2Fthompson-v-smith-24&amp;h=ATPqM0SvjUzNWAWCSK83iJIpmwq-GsfhMnoyuymdu_ggg8OJjVi66l4e5B_dXbg16N4_ccKqR2_e_0lFdkhXZBVdibsSx-E1uQAkPzWdQ46fc8xR" text:style-name="Internet_20_link" text:visited-style-name="Visited_20_Internet_20_Link"><text:span text:style-name="T100">casetext.com/case/thompson-v-smith-24</text:span></text:a><text:span text:style-name="T82"><text:line-break/></text:span><text:span text:style-name="T21"><text:line-break/></text:span><text:span text:style-name="T82"> <text:s/>". . . [T]he right finds no explicit mention in the Constitution.... freedom to travel throughout the United States has long been recognized as a basic right under the Constitution.""Shapiro v. Thompson, 394 U.S. 618 (1969) </text:span><text:a xlink:type="simple" xlink:href="https://supreme.justia.com/cases/federal/us/394/618/case.html" text:style-name="Internet_20_link" text:visited-style-name="Visited_20_Internet_20_Link"><text:span text:style-name="T96">supreme.justia.com/cases/federal/us/394/618/case.html</text:span></text:a><text:span text:style-name="T28"> <text:line-break/></text:span><text:span text:style-name="T21"><text:line-break/></text:span><text:span text:style-name="T81"> <text:s/>See 'travel' in... 1) United States v. Guest, 383 U.S. 745 (1966) <text:s/></text:span><text:a xlink:type="simple" xlink:href="https://supreme.justia.com/cases/federal/us/383/745/case.html" text:style-name="Internet_20_link" text:visited-style-name="Visited_20_Internet_20_Link"><text:span text:style-name="T97">supreme.justia.com/cases/federal/us/383/745/case.html</text:span></text:a><text:span text:style-name="T81"> ; </text:span><text:span text:style-name="T82">2) Chicago Coach Co. V. City of Chicago, 337 Ill. 200 (Ill. 1929) </text:span><text:a xlink:type="simple" xlink:href="https://casetext.com/case/chicago-coach-co-v-city-of-chicago" text:style-name="Internet_20_link" text:visited-style-name="Visited_20_Internet_20_Link"><text:span text:style-name="T98">casetext.com/case/chicago-coach-co-v-city-of-chicago</text:span></text:a><text:span text:style-name="T81"> ; </text:span><text:span text:style-name="T82">3) Slusher v. Safety Coach Transit Co 229 Ky. 731 (Ky. Ct. App. 1929) </text:span><text:a xlink:type="simple" xlink:href="https://casetext.com/case/slusher-v-safety-coach-transit-co" text:style-name="Internet_20_link" text:visited-style-name="Visited_20_Internet_20_Link"><text:span text:style-name="T98">casetext.com/case/slusher-v-safety-coach-transit-co</text:span></text:a><text:span text:style-name="T21"> ; 4) </text:span><text:span text:style-name="T82">Schactman v. Dulles 96 App DC 287, 225 F2d 938 (1955) </text:span><text:a xlink:type="simple" xlink:href="https://l.facebook.com/l.php?u=https%3A%2F%2Fopenjurist.org%2F225%2Ff2d%2F938%2Fshachtman-v-dulles&amp;h=ATNIYV7gMqn-4eGTMTQEBD1stjv4MxRTslm5ySUQA-NlMIbMU9zZ8FnYlbYok8HxlsWMmoJCvNH6Rumk21vtHMQjisJgncL0D5Q0BHoA8dwXQ6ke" text:style-name="Internet_20_link" text:visited-style-name="Visited_20_Internet_20_Link"><text:span text:style-name="T100">openjurist.org/225/f2d/938/shachtman-v-dulles</text:span></text:a><text:span text:style-name="T82"><text:line-break/></text:span><text:span text:style-name="T3"><text:line-break/><text:line-break/></text:span><text:span text:style-name="T101">NEED: Not a matter of the states grace to license or prohibit at will…. Right to free travel is one of the most basic rights covered by the word ‘liberty’ in the Constitution (Or is that the one I have already, Kent v dull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inherit" svg:font-family="inherit" style:font-family-generic="roman" style:font-pitch="variable"/>
    <style:font-face style:name="inherit1" svg:font-family="inherit"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style:contextual-spacing="false" fo:line-height="100%" fo:orphans="2" fo:widows="2" style:writing-mode="lr-tb"/>
      <style:text-properties fo:color="#000000"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left="0.0071in" fo:margin-right="0in" fo:margin-top="0.1665in" fo:margin-bottom="0.0035in" style:contextual-spacing="false" fo:line-height="103%" fo:keep-together="always" fo:orphans="2" fo:widows="2" fo:text-indent="-0.0071in" style:auto-text-indent="false" fo:keep-with-next="always" style:writing-mode="lr-tb"/>
      <style:text-properties fo:color="#000000" loext:opacity="100%" style:font-name="Calibri1" fo:font-family="Calibri" style:font-family-generic="swiss" style:font-pitch="variable" style:text-underline-style="solid" style:text-underline-width="auto" style:text-underline-color="#000000"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style:contextual-spacing="false" fo:keep-together="always" fo:keep-with-next="always"/>
      <style:text-properties fo:color="#5b9bd5" loext:opacity="100%" style:font-name="Calibri Light" fo:font-family="'Calibri Light'" style:font-family-generic="roman" style:font-pitch="variable"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text-properties fo:color="#000000" loext:opacity="100%" style:font-name="Calibri" fo:font-family="Calibri" style:font-family-generic="roman" style:font-pitch="variable" fo:font-size="11pt" style:text-underline-style="solid" style:text-underline-width="auto" style:text-underline-color="#000000" fo:font-weight="bold" style:font-name-asian="Calibri2" style:font-family-asian="Calibri" style:font-family-generic-asian="system" style:font-pitch-asian="variable" style:font-size-asian="11pt" style:font-weight-asian="bold"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5b9bd5" loext:opacity="100%" style:font-name="Calibri Light" fo:font-family="'Calibri Light'" style:font-family-generic="roman" style:font-pitch="variable" fo:font-weight="bold" style:font-weight-asian="bold" style:font-weight-complex="bold"/>
    </style:style>
    <style:style style:name="ListLabel_20_1" style:display-name="ListLabel 1" style:family="text">
      <style:text-properties fo:color="#000000" loext:opacity="100%" style:text-line-through-style="none" style:text-line-through-type="none" style:text-position="0% 100%" fo:font-size="9pt" fo:font-style="normal" style:text-underline-style="none" fo:font-weight="bold" style:font-name-asian="Calibri2" style:font-family-asian="Calibri" style:font-family-generic-asian="system" style:font-pitch-asian="variable" style:font-size-asian="9pt" style:font-style-asian="normal" style:font-weight-asian="bold" style:font-name-complex="Calibri2" style:font-family-complex="Calibri" style:font-family-generic-complex="system" style:font-pitch-complex="variable" style:font-size-complex="9pt" style:font-weight-complex="bold"/>
    </style:style>
    <style:style style:name="ListLabel_20_2" style:display-name="ListLabel 2" style:family="text">
      <style:text-properties fo:color="#000000" loext:opacity="100%" style:text-line-through-style="none" style:text-line-through-type="none" style:text-position="0% 100%" fo:font-size="9pt" fo:font-style="normal" style:text-underline-style="none" fo:font-weight="bold" style:font-name-asian="Calibri2" style:font-family-asian="Calibri" style:font-family-generic-asian="system" style:font-pitch-asian="variable" style:font-size-asian="9pt" style:font-style-asian="normal" style:font-weight-asian="bold" style:font-name-complex="Calibri2" style:font-family-complex="Calibri" style:font-family-generic-complex="system" style:font-pitch-complex="variable" style:font-size-complex="9pt" style:font-weight-complex="bold"/>
    </style:style>
    <style:style style:name="ListLabel_20_3" style:display-name="ListLabel 3" style:family="text">
      <style:text-properties fo:font-weight="bold" style:font-weight-asian="bold"/>
    </style:style>
    <style:style style:name="ListLabel_20_4" style:display-name="ListLabel 4" style:family="text">
      <style:text-properties style:text-underline-style="solid" style:text-underline-width="auto" style:text-underline-color="font-color" fo:font-weight="bold" style:font-weight-asian="bold"/>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suffix=")" style:num-format="A" text:start-value="3">
        <style:list-level-properties text:list-level-position-and-space-mode="label-alignment">
          <style:list-level-label-alignment text:label-followed-by="listtab" fo:text-indent="-0.25in" fo:margin-left="0.0071in"/>
        </style:list-level-properties>
      </text:list-level-style-number>
      <text:list-level-style-number text:level="2" text:style-name="ListLabel_20_1" loext:num-list-format="%2%" style:num-format="a">
        <style:list-level-properties text:list-level-position-and-space-mode="label-alignment">
          <style:list-level-label-alignment text:label-followed-by="listtab" fo:text-indent="-0.25in" fo:margin-left="0.8071in"/>
        </style:list-level-properties>
      </text:list-level-style-number>
      <text:list-level-style-number text:level="3" text:style-name="ListLabel_20_1" loext:num-list-format="%2%.%3%" style:num-format="i" text:display-levels="2">
        <style:list-level-properties text:list-level-position-and-space-mode="label-alignment">
          <style:list-level-label-alignment text:label-followed-by="listtab" fo:text-indent="-0.25in" fo:margin-left="1.3071in"/>
        </style:list-level-properties>
      </text:list-level-style-number>
      <text:list-level-style-number text:level="4" text:style-name="ListLabel_20_1" loext:num-list-format="%2%.%3%.%4%" style:num-format="1" text:display-levels="3">
        <style:list-level-properties text:list-level-position-and-space-mode="label-alignment">
          <style:list-level-label-alignment text:label-followed-by="listtab" fo:text-indent="-0.25in" fo:margin-left="1.8071in"/>
        </style:list-level-properties>
      </text:list-level-style-number>
      <text:list-level-style-number text:level="5" text:style-name="ListLabel_20_1" loext:num-list-format="%2%.%3%.%4%.%5%" style:num-format="a" text:display-levels="4">
        <style:list-level-properties text:list-level-position-and-space-mode="label-alignment">
          <style:list-level-label-alignment text:label-followed-by="listtab" fo:text-indent="-0.25in" fo:margin-left="2.3071in"/>
        </style:list-level-properties>
      </text:list-level-style-number>
      <text:list-level-style-number text:level="6" text:style-name="ListLabel_20_1" loext:num-list-format="%2%.%3%.%4%.%5%.%6%" style:num-format="i" text:display-levels="5">
        <style:list-level-properties text:list-level-position-and-space-mode="label-alignment">
          <style:list-level-label-alignment text:label-followed-by="listtab" fo:text-indent="-0.25in" fo:margin-left="2.8071in"/>
        </style:list-level-properties>
      </text:list-level-style-number>
      <text:list-level-style-number text:level="7" text:style-name="ListLabel_20_1" loext:num-list-format="%2%.%3%.%4%.%5%.%6%.%7%" style:num-format="1" text:display-levels="6">
        <style:list-level-properties text:list-level-position-and-space-mode="label-alignment">
          <style:list-level-label-alignment text:label-followed-by="listtab" fo:text-indent="-0.25in" fo:margin-left="3.3071in"/>
        </style:list-level-properties>
      </text:list-level-style-number>
      <text:list-level-style-number text:level="8" text:style-name="ListLabel_20_1" loext:num-list-format="%2%.%3%.%4%.%5%.%6%.%7%.%8%" style:num-format="a" text:display-levels="7">
        <style:list-level-properties text:list-level-position-and-space-mode="label-alignment">
          <style:list-level-label-alignment text:label-followed-by="listtab" fo:text-indent="-0.25in" fo:margin-left="3.8071in"/>
        </style:list-level-properties>
      </text:list-level-style-number>
      <text:list-level-style-number text:level="9" text:style-name="ListLabel_20_1" loext:num-list-format="%2%.%3%.%4%.%5%.%6%.%7%.%8%.%9%" style:num-format="i" text:display-levels="8">
        <style:list-level-properties text:list-level-position-and-space-mode="label-alignment">
          <style:list-level-label-alignment text:label-followed-by="listtab" fo:text-indent="-0.25in" fo:margin-left="4.3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0071in"/>
        </style:list-level-properties>
      </text:list-level-style-number>
      <text:list-level-style-number text:level="2" text:style-name="ListLabel_20_2" loext:num-list-format="%2%" style:num-format="a">
        <style:list-level-properties text:list-level-position-and-space-mode="label-alignment">
          <style:list-level-label-alignment text:label-followed-by="listtab" fo:text-indent="-0.25in" fo:margin-left="0.8071in"/>
        </style:list-level-properties>
      </text:list-level-style-number>
      <text:list-level-style-number text:level="3" text:style-name="ListLabel_20_2" loext:num-list-format="%2%.%3%" style:num-format="i" text:display-levels="2">
        <style:list-level-properties text:list-level-position-and-space-mode="label-alignment">
          <style:list-level-label-alignment text:label-followed-by="listtab" fo:text-indent="-0.25in" fo:margin-left="1.3071in"/>
        </style:list-level-properties>
      </text:list-level-style-number>
      <text:list-level-style-number text:level="4" text:style-name="ListLabel_20_2" loext:num-list-format="%2%.%3%.%4%" style:num-format="1" text:display-levels="3">
        <style:list-level-properties text:list-level-position-and-space-mode="label-alignment">
          <style:list-level-label-alignment text:label-followed-by="listtab" fo:text-indent="-0.25in" fo:margin-left="1.8071in"/>
        </style:list-level-properties>
      </text:list-level-style-number>
      <text:list-level-style-number text:level="5" text:style-name="ListLabel_20_2" loext:num-list-format="%2%.%3%.%4%.%5%" style:num-format="a" text:display-levels="4">
        <style:list-level-properties text:list-level-position-and-space-mode="label-alignment">
          <style:list-level-label-alignment text:label-followed-by="listtab" fo:text-indent="-0.25in" fo:margin-left="2.3071in"/>
        </style:list-level-properties>
      </text:list-level-style-number>
      <text:list-level-style-number text:level="6" text:style-name="ListLabel_20_2" loext:num-list-format="%2%.%3%.%4%.%5%.%6%" style:num-format="i" text:display-levels="5">
        <style:list-level-properties text:list-level-position-and-space-mode="label-alignment">
          <style:list-level-label-alignment text:label-followed-by="listtab" fo:text-indent="-0.25in" fo:margin-left="2.8071in"/>
        </style:list-level-properties>
      </text:list-level-style-number>
      <text:list-level-style-number text:level="7" text:style-name="ListLabel_20_2" loext:num-list-format="%2%.%3%.%4%.%5%.%6%.%7%" style:num-format="1" text:display-levels="6">
        <style:list-level-properties text:list-level-position-and-space-mode="label-alignment">
          <style:list-level-label-alignment text:label-followed-by="listtab" fo:text-indent="-0.25in" fo:margin-left="3.3071in"/>
        </style:list-level-properties>
      </text:list-level-style-number>
      <text:list-level-style-number text:level="8" text:style-name="ListLabel_20_2" loext:num-list-format="%2%.%3%.%4%.%5%.%6%.%7%.%8%" style:num-format="a" text:display-levels="7">
        <style:list-level-properties text:list-level-position-and-space-mode="label-alignment">
          <style:list-level-label-alignment text:label-followed-by="listtab" fo:text-indent="-0.25in" fo:margin-left="3.8071in"/>
        </style:list-level-properties>
      </text:list-level-style-number>
      <text:list-level-style-number text:level="9" text:style-name="ListLabel_20_2" loext:num-list-format="%2%.%3%.%4%.%5%.%6%.%7%.%8%.%9%" style:num-format="i" text:display-levels="8">
        <style:list-level-properties text:list-level-position-and-space-mode="label-alignment">
          <style:list-level-label-alignment text:label-followed-by="listtab" fo:text-indent="-0.25in" fo:margin-left="4.3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loext:num-list-format="%1%)" style:num-suffix=")" style:num-format="1" text:start-value="2">
        <style:list-level-properties text:list-level-position-and-space-mode="label-alignment">
          <style:list-level-label-alignment text:label-followed-by="listtab" fo:text-indent="-0.25in" fo:margin-left="0.0071in"/>
        </style:list-level-properties>
      </text:list-level-style-number>
      <text:list-level-style-number text:level="2" text:style-name="ListLabel_20_1" loext:num-list-format="%2%" style:num-format="a">
        <style:list-level-properties text:list-level-position-and-space-mode="label-alignment">
          <style:list-level-label-alignment text:label-followed-by="listtab" fo:text-indent="-0.25in" fo:margin-left="0.8071in"/>
        </style:list-level-properties>
      </text:list-level-style-number>
      <text:list-level-style-number text:level="3" text:style-name="ListLabel_20_1" loext:num-list-format="%2%.%3%" style:num-format="i" text:display-levels="2">
        <style:list-level-properties text:list-level-position-and-space-mode="label-alignment">
          <style:list-level-label-alignment text:label-followed-by="listtab" fo:text-indent="-0.25in" fo:margin-left="1.3071in"/>
        </style:list-level-properties>
      </text:list-level-style-number>
      <text:list-level-style-number text:level="4" text:style-name="ListLabel_20_1" loext:num-list-format="%2%.%3%.%4%" style:num-format="1" text:display-levels="3">
        <style:list-level-properties text:list-level-position-and-space-mode="label-alignment">
          <style:list-level-label-alignment text:label-followed-by="listtab" fo:text-indent="-0.25in" fo:margin-left="1.8071in"/>
        </style:list-level-properties>
      </text:list-level-style-number>
      <text:list-level-style-number text:level="5" text:style-name="ListLabel_20_1" loext:num-list-format="%2%.%3%.%4%.%5%" style:num-format="a" text:display-levels="4">
        <style:list-level-properties text:list-level-position-and-space-mode="label-alignment">
          <style:list-level-label-alignment text:label-followed-by="listtab" fo:text-indent="-0.25in" fo:margin-left="2.3071in"/>
        </style:list-level-properties>
      </text:list-level-style-number>
      <text:list-level-style-number text:level="6" text:style-name="ListLabel_20_1" loext:num-list-format="%2%.%3%.%4%.%5%.%6%" style:num-format="i" text:display-levels="5">
        <style:list-level-properties text:list-level-position-and-space-mode="label-alignment">
          <style:list-level-label-alignment text:label-followed-by="listtab" fo:text-indent="-0.25in" fo:margin-left="2.8071in"/>
        </style:list-level-properties>
      </text:list-level-style-number>
      <text:list-level-style-number text:level="7" text:style-name="ListLabel_20_1" loext:num-list-format="%2%.%3%.%4%.%5%.%6%.%7%" style:num-format="1" text:display-levels="6">
        <style:list-level-properties text:list-level-position-and-space-mode="label-alignment">
          <style:list-level-label-alignment text:label-followed-by="listtab" fo:text-indent="-0.25in" fo:margin-left="3.3071in"/>
        </style:list-level-properties>
      </text:list-level-style-number>
      <text:list-level-style-number text:level="8" text:style-name="ListLabel_20_1" loext:num-list-format="%2%.%3%.%4%.%5%.%6%.%7%.%8%" style:num-format="a" text:display-levels="7">
        <style:list-level-properties text:list-level-position-and-space-mode="label-alignment">
          <style:list-level-label-alignment text:label-followed-by="listtab" fo:text-indent="-0.25in" fo:margin-left="3.8071in"/>
        </style:list-level-properties>
      </text:list-level-style-number>
      <text:list-level-style-number text:level="9" text:style-name="ListLabel_20_1" loext:num-list-format="%2%.%3%.%4%.%5%.%6%.%7%.%8%.%9%" style:num-format="i" text:display-levels="8">
        <style:list-level-properties text:list-level-position-and-space-mode="label-alignment">
          <style:list-level-label-alignment text:label-followed-by="listtab" fo:text-indent="-0.25in" fo:margin-left="4.3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0.7398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2398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1.7398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2398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2.7398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2398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3.7398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2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loext:num-list-format="%1%)" style:num-suffix=")" style:num-format="1">
        <style:list-level-properties text:list-level-position-and-space-mode="label-alignment">
          <style:list-level-label-alignment text:label-followed-by="listtab" fo:text-indent="-0.25in" fo:margin-left="0.2398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0.7398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2398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1.7398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2398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2.7398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2398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3.7398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2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6"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6"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6"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6"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6"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547in" fo:margin-bottom="0.361in" fo:margin-left="0.5in" fo:margin-right="0.3752in" style:writing-mode="lr-tb" style:layout-grid-color="#c0c0c0" style:layout-grid-lines="26122"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arley borgais</meta:initial-creator>
    <meta:editing-cycles>35</meta:editing-cycles>
    <meta:creation-date>2018-07-13T07:24:00</meta:creation-date>
    <dc:date>2022-02-27T20:04:14.111000000</dc:date>
    <meta:editing-duration>P2DT16H44M44S</meta:editing-duration>
    <meta:generator>LibreOffice/7.3.0.3$Windows_X86_64 LibreOffice_project/0f246aa12d0eee4a0f7adcefbf7c878fc2238db3</meta:generator>
    <meta:document-statistic meta:table-count="0" meta:image-count="0" meta:object-count="0" meta:page-count="4" meta:paragraph-count="30" meta:word-count="3926" meta:character-count="27599" meta:non-whitespace-character-count="235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